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text-position="0% 100%" style:font-name="DejaVu Serif1" fo:font-size="18pt" fo:language="it" fo:country="IT" style:text-underline-style="none" fo:font-weight="normal" officeooo:rsid="00281ec1" officeooo:paragraph-rsid="00281ec1" style:font-size-asian="18pt" style:font-weight-asian="normal" style:font-size-complex="18pt" style:font-weight-complex="normal"/>
    </style:style>
    <style:style style:name="P2" style:family="paragraph" style:parent-style-name="Standard">
      <style:text-properties style:text-position="0% 100%" style:font-name="DejaVu Serif1" fo:font-size="18pt" fo:language="it" fo:country="IT" style:text-underline-style="none" fo:font-weight="normal" officeooo:rsid="00267096" officeooo:paragraph-rsid="00267096" style:font-name-asian="DejaVu Serif1" style:font-size-asian="18pt" style:font-weight-asian="normal" style:font-name-complex="DejaVu Serif1" style:font-size-complex="18pt" style:font-weight-complex="normal"/>
    </style:style>
    <style:style style:name="P3" style:family="paragraph" style:parent-style-name="Standard">
      <style:text-properties style:text-position="0% 100%" style:font-name="DejaVu Serif1" fo:font-size="18pt" fo:language="it" fo:country="IT" style:text-underline-style="none" fo:font-weight="normal" officeooo:rsid="0028dcff" officeooo:paragraph-rsid="0028dcff" style:font-name-asian="DejaVu Serif1" style:font-size-asian="18pt" style:font-weight-asian="normal" style:font-name-complex="DejaVu Serif1" style:font-size-complex="18pt" style:font-weight-complex="normal"/>
    </style:style>
    <style:style style:name="P4" style:family="paragraph" style:parent-style-name="Standard">
      <style:text-properties style:text-position="0% 100%" style:font-name="DejaVu Serif1" fo:language="it" fo:country="IT" officeooo:rsid="001149fc" officeooo:paragraph-rsid="001149fc"/>
    </style:style>
    <style:style style:name="P5" style:family="paragraph" style:parent-style-name="Standard">
      <style:text-properties style:text-position="0% 100%" style:font-name="DejaVu Serif1" fo:language="it" fo:country="IT" fo:font-weight="normal" officeooo:rsid="0014c42f" officeooo:paragraph-rsid="0014c42f" style:font-weight-asian="normal" style:font-weight-complex="normal"/>
    </style:style>
    <style:style style:name="P6" style:family="paragraph" style:parent-style-name="Standard">
      <style:text-properties style:text-position="0% 100%" style:font-name="DejaVu Serif1" fo:language="it" fo:country="IT" fo:font-weight="normal" officeooo:rsid="001b289b" officeooo:paragraph-rsid="0012da30" style:font-weight-asian="normal" style:font-weight-complex="normal"/>
    </style:style>
    <style:style style:name="P7" style:family="paragraph" style:parent-style-name="Standard">
      <style:text-properties style:text-position="0% 100%" style:font-name="DejaVu Serif1" fo:language="it" fo:country="IT" fo:font-weight="normal" officeooo:rsid="001b289b" officeooo:paragraph-rsid="001b289b" style:font-weight-asian="normal" style:font-weight-complex="normal"/>
    </style:style>
    <style:style style:name="P8" style:family="paragraph" style:parent-style-name="Standard">
      <style:text-properties style:text-position="0% 100%" style:font-name="DejaVu Serif1" fo:language="it" fo:country="IT" style:text-underline-style="solid" style:text-underline-width="auto" style:text-underline-color="font-color" fo:font-weight="normal" officeooo:rsid="001b289b" officeooo:paragraph-rsid="001b289b" style:font-weight-asian="normal" style:font-weight-complex="normal"/>
    </style:style>
    <style:style style:name="P9" style:family="paragraph" style:parent-style-name="Standard">
      <style:text-properties style:text-position="0% 100%" style:font-name="DejaVu Serif1" fo:language="it" fo:country="IT" style:text-underline-style="solid" style:text-underline-width="auto" style:text-underline-color="font-color" fo:font-weight="normal" officeooo:rsid="0023306f" officeooo:paragraph-rsid="0023306f" style:font-weight-asian="normal" style:font-weight-complex="normal"/>
    </style:style>
    <style:style style:name="P10" style:family="paragraph" style:parent-style-name="Standard">
      <style:paragraph-properties fo:text-align="center" style:justify-single-word="false"/>
      <style:text-properties style:text-position="0% 100%" style:font-name="DejaVu Serif1" fo:language="it" fo:country="IT" style:text-underline-style="solid" style:text-underline-width="auto" style:text-underline-color="font-color" fo:font-weight="normal" officeooo:rsid="0023306f" officeooo:paragraph-rsid="0023306f" style:font-weight-asian="normal" style:font-weight-complex="normal"/>
    </style:style>
    <style:style style:name="P11" style:family="paragraph" style:parent-style-name="Standard">
      <style:text-properties style:text-position="0% 100%" style:font-name="DejaVu Serif1" fo:language="it" fo:country="IT" style:text-underline-style="solid" style:text-underline-width="auto" style:text-underline-color="font-color" fo:font-weight="normal" officeooo:rsid="00267096" officeooo:paragraph-rsid="00267096" style:font-weight-asian="normal" style:font-weight-complex="normal"/>
    </style:style>
    <style:style style:name="P12" style:family="paragraph" style:parent-style-name="Standard">
      <style:text-properties style:text-position="0% 100%" style:font-name="DejaVu Serif1" fo:language="it" fo:country="IT" style:text-underline-style="solid" style:text-underline-width="auto" style:text-underline-color="font-color" fo:font-weight="normal" officeooo:rsid="002fd409" officeooo:paragraph-rsid="002fd409" style:font-name-asian="DejaVu Serif1" style:font-weight-asian="normal" style:font-name-complex="DejaVu Serif1" style:font-weight-complex="normal"/>
    </style:style>
    <style:style style:name="P13" style:family="paragraph" style:parent-style-name="Standard">
      <style:text-properties style:text-position="0% 100%" style:font-name="DejaVu Serif1" fo:language="it" fo:country="IT" style:text-underline-style="solid" style:text-underline-width="auto" style:text-underline-color="font-color" fo:font-weight="normal" officeooo:rsid="0033f86f" officeooo:paragraph-rsid="0033f86f" style:font-name-asian="DejaVu Serif1" style:font-weight-asian="normal" style:font-name-complex="DejaVu Serif1" style:font-weight-complex="normal"/>
    </style:style>
    <style:style style:name="P14" style:family="paragraph" style:parent-style-name="Standard">
      <style:text-properties style:text-position="0% 100%" style:font-name="DejaVu Serif1" fo:language="it" fo:country="IT" style:text-underline-style="solid" style:text-underline-width="auto" style:text-underline-color="font-color" fo:font-weight="normal" officeooo:rsid="0034a604" officeooo:paragraph-rsid="00376586" style:font-name-asian="DejaVu Serif1" style:font-weight-asian="normal" style:font-name-complex="DejaVu Serif1" style:font-weight-complex="normal"/>
    </style:style>
    <style:style style:name="P15" style:family="paragraph" style:parent-style-name="Standard">
      <style:text-properties style:text-position="0% 100%" style:font-name="DejaVu Serif1" fo:language="it" fo:country="IT" style:text-underline-style="solid" style:text-underline-width="auto" style:text-underline-color="font-color" fo:font-weight="bold" officeooo:rsid="00240759" officeooo:paragraph-rsid="00250420" style:font-weight-asian="bold" style:font-weight-complex="bold"/>
    </style:style>
    <style:style style:name="P16" style:family="paragraph" style:parent-style-name="Standard">
      <style:text-properties style:text-position="0% 100%" style:font-name="DejaVu Serif1" fo:language="it" fo:country="IT" style:text-underline-style="none" fo:font-weight="normal" officeooo:rsid="00198310" officeooo:paragraph-rsid="00198310" style:font-weight-asian="normal" style:font-weight-complex="normal"/>
    </style:style>
    <style:style style:name="P17" style:family="paragraph" style:parent-style-name="Standard">
      <style:text-properties style:text-position="0% 100%" style:font-name="DejaVu Serif1" fo:language="it" fo:country="IT" style:text-underline-style="none" fo:font-weight="normal" officeooo:rsid="001b289b" officeooo:paragraph-rsid="001b289b" style:font-weight-asian="normal" style:font-weight-complex="normal"/>
    </style:style>
    <style:style style:name="P18" style:family="paragraph" style:parent-style-name="Standard">
      <style:text-properties style:text-position="0% 100%" style:font-name="DejaVu Serif1" fo:language="it" fo:country="IT" style:text-underline-style="none" fo:font-weight="normal" officeooo:rsid="001db703" officeooo:paragraph-rsid="001db703" style:font-weight-asian="normal" style:font-weight-complex="normal"/>
    </style:style>
    <style:style style:name="P19" style:family="paragraph" style:parent-style-name="Standard">
      <style:text-properties style:text-position="0% 100%" style:font-name="DejaVu Serif1" fo:language="it" fo:country="IT" style:text-underline-style="none" fo:font-weight="normal" officeooo:rsid="0021e79f" officeooo:paragraph-rsid="0021e79f" style:font-weight-asian="normal" style:font-weight-complex="normal"/>
    </style:style>
    <style:style style:name="P20" style:family="paragraph" style:parent-style-name="Standard">
      <style:text-properties style:text-position="0% 100%" style:font-name="DejaVu Serif1" fo:language="it" fo:country="IT" style:text-underline-style="none" fo:font-weight="normal" officeooo:rsid="00267096" officeooo:paragraph-rsid="00267096" style:font-weight-asian="normal" style:font-weight-complex="normal"/>
    </style:style>
    <style:style style:name="P21" style:family="paragraph" style:parent-style-name="Standard">
      <style:text-properties style:text-position="0% 100%" style:font-name="DejaVu Serif1" fo:language="it" fo:country="IT" style:text-underline-style="none" fo:font-weight="normal" officeooo:rsid="0023306f" officeooo:paragraph-rsid="0023306f" style:font-weight-asian="normal" style:font-weight-complex="normal"/>
    </style:style>
    <style:style style:name="P22" style:family="paragraph" style:parent-style-name="Standard">
      <style:text-properties style:text-position="0% 100%" style:font-name="DejaVu Serif1" fo:language="it" fo:country="IT" style:text-underline-style="none" fo:font-weight="normal" officeooo:rsid="0023306f" officeooo:paragraph-rsid="0023306f" style:font-name-asian="DejaVu Serif1" style:font-weight-asian="normal" style:font-name-complex="DejaVu Serif1" style:font-weight-complex="normal"/>
    </style:style>
    <style:style style:name="P23" style:family="paragraph" style:parent-style-name="Standard">
      <style:text-properties style:text-position="0% 100%" style:font-name="DejaVu Serif1" fo:language="it" fo:country="IT" style:text-underline-style="none" fo:font-weight="normal" officeooo:rsid="00250420" officeooo:paragraph-rsid="00250420" style:font-name-asian="DejaVu Serif1" style:font-weight-asian="normal" style:font-name-complex="DejaVu Serif1" style:font-weight-complex="normal"/>
    </style:style>
    <style:style style:name="P24" style:family="paragraph" style:parent-style-name="Standard">
      <style:text-properties style:text-position="0% 100%" style:font-name="DejaVu Serif1" fo:language="it" fo:country="IT" style:text-underline-style="none" fo:font-weight="normal" officeooo:rsid="00267096" officeooo:paragraph-rsid="00267096" style:font-name-asian="DejaVu Serif1" style:font-weight-asian="normal" style:font-name-complex="DejaVu Serif1" style:font-weight-complex="normal"/>
    </style:style>
    <style:style style:name="P25" style:family="paragraph" style:parent-style-name="Standard">
      <style:text-properties style:text-position="0% 100%" style:font-name="DejaVu Serif1" fo:language="it" fo:country="IT" style:text-underline-style="none" fo:font-weight="normal" officeooo:rsid="00281351" officeooo:paragraph-rsid="00267096" style:font-name-asian="DejaVu Serif1" style:font-weight-asian="normal" style:font-name-complex="DejaVu Serif1" style:font-weight-complex="normal"/>
    </style:style>
    <style:style style:name="P26" style:family="paragraph" style:parent-style-name="Standard">
      <style:paragraph-properties fo:text-align="center" style:justify-single-word="false"/>
      <style:text-properties style:text-position="0% 100%" style:font-name="DejaVu Serif1" fo:language="it" fo:country="IT" style:text-underline-style="none" fo:font-weight="normal" officeooo:rsid="00281351" officeooo:paragraph-rsid="00281351" style:font-name-asian="DejaVu Serif1" style:font-weight-asian="normal" style:font-name-complex="DejaVu Serif1" style:font-weight-complex="normal"/>
    </style:style>
    <style:style style:name="P27" style:family="paragraph" style:parent-style-name="Standard">
      <style:paragraph-properties fo:text-align="start" style:justify-single-word="false"/>
      <style:text-properties style:text-position="0% 100%" style:font-name="DejaVu Serif1" fo:language="it" fo:country="IT" style:text-underline-style="none" fo:font-weight="normal" officeooo:rsid="00281351" officeooo:paragraph-rsid="00281351" style:font-name-asian="DejaVu Serif1" style:font-weight-asian="normal" style:font-name-complex="DejaVu Serif1" style:font-weight-complex="normal"/>
    </style:style>
    <style:style style:name="P28" style:family="paragraph" style:parent-style-name="Standard">
      <style:paragraph-properties fo:text-align="start" style:justify-single-word="false"/>
      <style:text-properties style:text-position="0% 100%" style:font-name="DejaVu Serif1" fo:language="it" fo:country="IT" style:text-underline-style="none" fo:font-weight="normal" officeooo:rsid="00281ec1" officeooo:paragraph-rsid="00281ec1" style:font-name-asian="DejaVu Serif1" style:font-weight-asian="normal" style:font-name-complex="DejaVu Serif1" style:font-weight-complex="normal"/>
    </style:style>
    <style:style style:name="P29" style:family="paragraph" style:parent-style-name="Standard">
      <style:text-properties style:text-position="0% 100%" style:font-name="DejaVu Serif1" fo:language="it" fo:country="IT" style:text-underline-style="none" fo:font-weight="normal" officeooo:rsid="00281ec1" officeooo:paragraph-rsid="00281ec1" style:font-name-asian="DejaVu Serif1" style:font-weight-asian="normal" style:font-name-complex="DejaVu Serif1" style:font-weight-complex="normal"/>
    </style:style>
    <style:style style:name="P30" style:family="paragraph" style:parent-style-name="Standard">
      <style:text-properties style:text-position="0% 100%" style:font-name="DejaVu Serif1" fo:language="it" fo:country="IT" style:text-underline-style="none" fo:font-weight="normal" officeooo:rsid="0028dcff" officeooo:paragraph-rsid="0028dcff" style:font-name-asian="DejaVu Serif1" style:font-weight-asian="normal" style:font-name-complex="DejaVu Serif1" style:font-weight-complex="normal"/>
    </style:style>
    <style:style style:name="P31" style:family="paragraph" style:parent-style-name="Standard">
      <style:text-properties style:text-position="0% 100%" style:font-name="DejaVu Serif1" fo:language="it" fo:country="IT" style:text-underline-style="none" fo:font-weight="normal" officeooo:rsid="002e13a7" officeooo:paragraph-rsid="002e13a7" style:font-name-asian="DejaVu Serif1" style:font-weight-asian="normal" style:font-name-complex="DejaVu Serif1" style:font-weight-complex="normal"/>
    </style:style>
    <style:style style:name="P32" style:family="paragraph" style:parent-style-name="Standard">
      <style:text-properties style:text-position="0% 100%" style:font-name="DejaVu Serif1" fo:language="it" fo:country="IT" style:text-underline-style="none" fo:font-weight="normal" officeooo:rsid="002fd409" officeooo:paragraph-rsid="002e13a7" style:font-name-asian="DejaVu Serif1" style:font-weight-asian="normal" style:font-name-complex="DejaVu Serif1" style:font-weight-complex="normal"/>
    </style:style>
    <style:style style:name="P33" style:family="paragraph" style:parent-style-name="Standard">
      <style:text-properties style:text-position="0% 100%" style:font-name="DejaVu Serif1" fo:language="it" fo:country="IT" style:text-underline-style="none" fo:font-weight="normal" officeooo:rsid="0034a604" officeooo:paragraph-rsid="0034a604" style:font-name-asian="DejaVu Serif1" style:font-weight-asian="normal" style:font-name-complex="DejaVu Serif1" style:font-weight-complex="normal"/>
    </style:style>
    <style:style style:name="P34" style:family="paragraph" style:parent-style-name="Standard">
      <style:text-properties style:text-position="0% 100%" fo:language="it" fo:country="IT" style:text-underline-style="solid" style:text-underline-width="auto" style:text-underline-color="font-color" officeooo:rsid="00267096" officeooo:paragraph-rsid="00267096"/>
    </style:style>
    <style:style style:name="P35" style:family="paragraph" style:parent-style-name="Standard">
      <style:text-properties style:text-position="0% 100%" fo:language="it" fo:country="IT" style:text-underline-style="solid" style:text-underline-width="auto" style:text-underline-color="font-color" officeooo:rsid="00281351" officeooo:paragraph-rsid="00281351"/>
    </style:style>
    <style:style style:name="P36" style:family="paragraph" style:parent-style-name="Standard">
      <style:paragraph-properties fo:text-align="start" style:justify-single-word="false"/>
      <style:text-properties style:text-position="0% 100%" fo:language="it" fo:country="IT" style:text-underline-style="solid" style:text-underline-width="auto" style:text-underline-color="font-color" officeooo:rsid="00281ec1" officeooo:paragraph-rsid="00281ec1"/>
    </style:style>
    <style:style style:name="P37" style:family="paragraph" style:parent-style-name="Standard">
      <style:text-properties style:text-position="0% 100%" fo:language="it" fo:country="IT" style:text-underline-style="solid" style:text-underline-width="auto" style:text-underline-color="font-color" officeooo:rsid="00281ec1" officeooo:paragraph-rsid="00281ec1"/>
    </style:style>
    <style:style style:name="P38" style:family="paragraph" style:parent-style-name="Standard">
      <style:text-properties style:text-position="0% 100%" fo:language="it" fo:country="IT" style:text-underline-style="none" officeooo:rsid="00281ec1" officeooo:paragraph-rsid="00281ec1"/>
    </style:style>
    <style:style style:name="P39" style:family="paragraph" style:parent-style-name="Standard">
      <style:text-properties fo:font-size="18pt" fo:language="it" fo:country="IT" officeooo:rsid="00281ec1" officeooo:paragraph-rsid="00281ec1" style:font-size-asian="18pt" style:font-size-complex="18pt"/>
    </style:style>
    <style:style style:name="P40" style:family="paragraph" style:parent-style-name="Standard">
      <style:text-properties fo:language="it" fo:country="IT"/>
    </style:style>
    <style:style style:name="P41" style:family="paragraph" style:parent-style-name="Standard">
      <style:text-properties fo:language="it" fo:country="IT" officeooo:paragraph-rsid="001149fc"/>
    </style:style>
    <style:style style:name="P42" style:family="paragraph" style:parent-style-name="Standard">
      <style:text-properties fo:language="it" fo:country="IT" officeooo:rsid="001149fc" officeooo:paragraph-rsid="001149fc"/>
    </style:style>
    <style:style style:name="P43" style:family="paragraph" style:parent-style-name="Standard">
      <style:text-properties fo:language="it" fo:country="IT" officeooo:rsid="001149fc" officeooo:paragraph-rsid="0012da30"/>
    </style:style>
    <style:style style:name="P44" style:family="paragraph" style:parent-style-name="Standard" style:list-style-name="L1">
      <style:text-properties fo:language="it" fo:country="IT" officeooo:paragraph-rsid="001149fc"/>
    </style:style>
    <style:style style:name="P45" style:family="paragraph" style:parent-style-name="Standard" style:list-style-name="L2">
      <style:text-properties fo:language="it" fo:country="IT" officeooo:rsid="001149fc" officeooo:paragraph-rsid="001149fc"/>
    </style:style>
    <style:style style:name="P46" style:family="paragraph" style:parent-style-name="Standard" style:list-style-name="L3">
      <style:text-properties fo:language="it" fo:country="IT" officeooo:rsid="0012da30" officeooo:paragraph-rsid="0012da30"/>
    </style:style>
    <style:style style:name="P47" style:family="paragraph" style:parent-style-name="Standard" style:list-style-name="L4">
      <style:text-properties fo:language="it" fo:country="IT" officeooo:rsid="0012da30" officeooo:paragraph-rsid="0012da30"/>
    </style:style>
    <style:style style:name="P48" style:family="paragraph" style:parent-style-name="Standard" style:list-style-name="L11">
      <style:text-properties fo:language="it" fo:country="IT" officeooo:paragraph-rsid="00250420"/>
    </style:style>
    <style:style style:name="P49" style:family="paragraph" style:parent-style-name="Standard" style:list-style-name="L11">
      <style:text-properties fo:language="it" fo:country="IT" officeooo:rsid="00250420" officeooo:paragraph-rsid="00250420"/>
    </style:style>
    <style:style style:name="P50" style:family="paragraph" style:parent-style-name="Standard" style:list-style-name="L13">
      <style:text-properties fo:language="it" fo:country="IT" officeooo:rsid="00281351" officeooo:paragraph-rsid="00281351"/>
    </style:style>
    <style:style style:name="P51" style:family="paragraph" style:parent-style-name="Standard" style:list-style-name="L13">
      <style:text-properties fo:language="it" fo:country="IT" officeooo:paragraph-rsid="00267096"/>
    </style:style>
    <style:style style:name="P52" style:family="paragraph" style:parent-style-name="Standard" style:list-style-name="L4">
      <style:text-properties style:text-position="0% 100%" style:font-name="DejaVu Serif1" fo:language="it" fo:country="IT" fo:font-weight="normal" officeooo:rsid="0014c42f" officeooo:paragraph-rsid="0014c42f" style:font-weight-asian="normal" style:font-weight-complex="normal"/>
    </style:style>
    <style:style style:name="P53" style:family="paragraph" style:parent-style-name="Standard" style:list-style-name="L5">
      <style:text-properties style:text-position="0% 100%" style:font-name="DejaVu Serif1" fo:language="it" fo:country="IT" fo:font-weight="normal" officeooo:rsid="0014c42f" officeooo:paragraph-rsid="0014c42f" style:font-weight-asian="normal" style:font-weight-complex="normal"/>
    </style:style>
    <style:style style:name="P54" style:family="paragraph" style:parent-style-name="Standard" style:list-style-name="L6">
      <style:text-properties style:text-position="0% 100%" style:font-name="DejaVu Serif1" fo:language="it" fo:country="IT" style:text-underline-style="solid" style:text-underline-width="auto" style:text-underline-color="font-color" fo:font-weight="normal" officeooo:rsid="00198310" officeooo:paragraph-rsid="00198310" style:font-weight-asian="normal" style:font-weight-complex="normal"/>
    </style:style>
    <style:style style:name="P55" style:family="paragraph" style:parent-style-name="Standard" style:list-style-name="L7">
      <style:text-properties style:text-position="0% 100%" style:font-name="DejaVu Serif1" fo:language="it" fo:country="IT" style:text-underline-style="solid" style:text-underline-width="auto" style:text-underline-color="font-color" fo:font-weight="normal" officeooo:rsid="001cd3e8" officeooo:paragraph-rsid="001cd3e8" style:font-weight-asian="normal" style:font-weight-complex="normal"/>
    </style:style>
    <style:style style:name="P56" style:family="paragraph" style:parent-style-name="Standard" style:list-style-name="L7">
      <style:text-properties style:text-position="0% 100%" style:font-name="DejaVu Serif1" fo:language="it" fo:country="IT" style:text-underline-style="solid" style:text-underline-width="auto" style:text-underline-color="font-color" fo:font-weight="normal" officeooo:rsid="001db703" officeooo:paragraph-rsid="001db703" style:font-weight-asian="normal" style:font-weight-complex="normal"/>
    </style:style>
    <style:style style:name="P57" style:family="paragraph" style:parent-style-name="Standard" style:list-style-name="L8">
      <style:text-properties style:text-position="0% 100%" style:font-name="DejaVu Serif1" fo:language="it" fo:country="IT" style:text-underline-style="solid" style:text-underline-width="auto" style:text-underline-color="font-color" fo:font-weight="normal" officeooo:rsid="0021e79f" officeooo:paragraph-rsid="0021e79f" style:font-weight-asian="normal" style:font-weight-complex="normal"/>
    </style:style>
    <style:style style:name="P58" style:family="paragraph" style:parent-style-name="Standard" style:list-style-name="L9">
      <style:text-properties style:text-position="0% 100%" style:font-name="DejaVu Serif1" fo:language="it" fo:country="IT" style:text-underline-style="solid" style:text-underline-width="auto" style:text-underline-color="font-color" fo:font-weight="normal" officeooo:rsid="0023306f" officeooo:paragraph-rsid="0023306f" style:font-weight-asian="normal" style:font-weight-complex="normal"/>
    </style:style>
    <style:style style:name="P59" style:family="paragraph" style:parent-style-name="Standard" style:list-style-name="L9">
      <style:text-properties style:text-position="0% 100%" style:font-name="DejaVu Serif1" fo:language="it" fo:country="IT" style:text-underline-style="solid" style:text-underline-width="auto" style:text-underline-color="font-color" fo:font-weight="normal" officeooo:rsid="00240759" officeooo:paragraph-rsid="00240759" style:font-weight-asian="normal" style:font-weight-complex="normal"/>
    </style:style>
    <style:style style:name="P60" style:family="paragraph" style:parent-style-name="Standard" style:list-style-name="L17">
      <style:text-properties style:text-position="0% 100%" style:font-name="DejaVu Serif1" fo:language="it" fo:country="IT" style:text-underline-style="solid" style:text-underline-width="auto" style:text-underline-color="font-color" fo:font-weight="normal" officeooo:rsid="002e13a7" officeooo:paragraph-rsid="002e13a7" style:font-name-asian="DejaVu Serif1" style:font-weight-asian="normal" style:font-name-complex="DejaVu Serif1" style:font-weight-complex="normal"/>
    </style:style>
    <style:style style:name="P61" style:family="paragraph" style:parent-style-name="Standard" style:list-style-name="L19">
      <style:text-properties style:text-position="0% 100%" style:font-name="DejaVu Serif1" fo:language="it" fo:country="IT" style:text-underline-style="solid" style:text-underline-width="auto" style:text-underline-color="font-color" fo:font-weight="normal" officeooo:rsid="0034a604" officeooo:paragraph-rsid="0034a604" style:font-name-asian="DejaVu Serif1" style:font-weight-asian="normal" style:font-name-complex="DejaVu Serif1" style:font-weight-complex="normal"/>
    </style:style>
    <style:style style:name="P62" style:family="paragraph" style:parent-style-name="Standard" style:list-style-name="L20">
      <style:text-properties style:text-position="0% 100%" style:font-name="DejaVu Serif1" fo:language="it" fo:country="IT" style:text-underline-style="solid" style:text-underline-width="auto" style:text-underline-color="font-color" fo:font-weight="normal" officeooo:rsid="00376586" officeooo:paragraph-rsid="00376586" style:font-name-asian="DejaVu Serif1" style:font-weight-asian="normal" style:font-name-complex="DejaVu Serif1" style:font-weight-complex="normal"/>
    </style:style>
    <style:style style:name="P63" style:family="paragraph" style:parent-style-name="Standard" style:list-style-name="L10">
      <style:text-properties style:text-position="0% 100%" style:font-name="DejaVu Serif1" fo:language="it" fo:country="IT" style:text-underline-style="solid" style:text-underline-width="auto" style:text-underline-color="font-color" fo:font-weight="bold" officeooo:rsid="0023306f" officeooo:paragraph-rsid="0023306f" style:font-weight-asian="bold" style:font-weight-complex="bold"/>
    </style:style>
    <style:style style:name="P64" style:family="paragraph" style:parent-style-name="Standard" style:list-style-name="L22">
      <style:text-properties style:text-position="0% 100%" style:font-name="DejaVu Serif1" fo:language="it" fo:country="IT" style:text-underline-style="solid" style:text-underline-width="auto" style:text-underline-color="font-color" fo:font-weight="bold" officeooo:rsid="00376586" officeooo:paragraph-rsid="00376586" style:font-name-asian="DejaVu Serif1" style:font-weight-asian="bold" style:font-name-complex="DejaVu Serif1" style:font-weight-complex="bold"/>
    </style:style>
    <style:style style:name="P65" style:family="paragraph" style:parent-style-name="Standard">
      <style:text-properties style:text-position="0% 100%" style:font-name="DejaVu Serif1" fo:language="it" fo:country="IT" style:text-underline-style="solid" style:text-underline-width="auto" style:text-underline-color="font-color" fo:font-weight="bold" officeooo:rsid="00376586" officeooo:paragraph-rsid="00376586" style:font-name-asian="DejaVu Serif1" style:font-weight-asian="bold" style:font-name-complex="DejaVu Serif1" style:font-weight-complex="bold"/>
    </style:style>
    <style:style style:name="P66" style:family="paragraph" style:parent-style-name="Standard">
      <style:text-properties style:text-position="0% 100%" style:font-name="DejaVu Serif1" fo:language="it" fo:country="IT" style:text-underline-style="solid" style:text-underline-width="auto" style:text-underline-color="font-color" fo:font-weight="bold" officeooo:rsid="00395189" officeooo:paragraph-rsid="00395189" style:font-name-asian="DejaVu Serif1" style:font-weight-asian="bold" style:font-name-complex="DejaVu Serif1" style:font-weight-complex="bold"/>
    </style:style>
    <style:style style:name="P67" style:family="paragraph" style:parent-style-name="Standard" style:list-style-name="L23">
      <style:text-properties style:text-position="0% 100%" style:font-name="DejaVu Serif1" fo:language="it" fo:country="IT" style:text-underline-style="solid" style:text-underline-width="auto" style:text-underline-color="font-color" fo:font-weight="bold" officeooo:rsid="00395189" officeooo:paragraph-rsid="00395189" style:font-name-asian="DejaVu Serif1" style:font-weight-asian="bold" style:font-name-complex="DejaVu Serif1" style:font-weight-complex="bold"/>
    </style:style>
    <style:style style:name="P68" style:family="paragraph" style:parent-style-name="Standard">
      <style:paragraph-properties fo:text-align="start" style:justify-single-word="false"/>
      <style:text-properties style:text-position="0% 100%" style:font-name="DejaVu Serif1" fo:language="it" fo:country="IT" style:text-underline-style="solid" style:text-underline-width="auto" style:text-underline-color="font-color" fo:font-weight="bold" officeooo:rsid="00395189" officeooo:paragraph-rsid="00395189" style:font-name-asian="DejaVu Serif1" style:font-weight-asian="bold" style:font-name-complex="DejaVu Serif1" style:font-weight-complex="bold"/>
    </style:style>
    <style:style style:name="P69" style:family="paragraph" style:parent-style-name="Standard" style:list-style-name="L24">
      <style:paragraph-properties fo:text-align="start" style:justify-single-word="false"/>
      <style:text-properties style:text-position="0% 100%" style:font-name="DejaVu Serif1" fo:language="it" fo:country="IT" style:text-underline-style="solid" style:text-underline-width="auto" style:text-underline-color="font-color" fo:font-weight="bold" officeooo:rsid="003a97c5" officeooo:paragraph-rsid="003a97c5" style:font-name-asian="DejaVu Serif1" style:font-weight-asian="bold" style:font-name-complex="DejaVu Serif1" style:font-weight-complex="bold"/>
    </style:style>
    <style:style style:name="P70" style:family="paragraph" style:parent-style-name="Standard">
      <style:paragraph-properties fo:text-align="start" style:justify-single-word="false"/>
      <style:text-properties style:text-position="0% 100%" style:font-name="DejaVu Serif1" fo:language="it" fo:country="IT" style:text-underline-style="solid" style:text-underline-width="auto" style:text-underline-color="font-color" fo:font-weight="bold" officeooo:rsid="003a97c5" officeooo:paragraph-rsid="003a97c5" style:font-name-asian="DejaVu Serif1" style:font-weight-asian="bold" style:font-name-complex="DejaVu Serif1" style:font-weight-complex="bold"/>
    </style:style>
    <style:style style:name="P71" style:family="paragraph" style:parent-style-name="Standard">
      <style:text-properties style:text-position="0% 100%" style:font-name="DejaVu Serif1" fo:language="it" fo:country="IT" style:text-underline-style="solid" style:text-underline-width="auto" style:text-underline-color="font-color" fo:font-weight="bold" officeooo:rsid="003a97c5" officeooo:paragraph-rsid="003a97c5" style:font-name-asian="DejaVu Serif1" style:font-weight-asian="bold" style:font-name-complex="DejaVu Serif1" style:font-weight-complex="bold"/>
    </style:style>
    <style:style style:name="P72" style:family="paragraph" style:parent-style-name="Standard" style:list-style-name="L12">
      <style:text-properties style:text-position="0% 100%" style:font-name="DejaVu Serif1" fo:language="it" fo:country="IT" style:text-underline-style="none" fo:font-weight="normal" officeooo:rsid="00267096" officeooo:paragraph-rsid="00267096" style:font-name-asian="DejaVu Serif1" style:font-weight-asian="normal" style:font-name-complex="DejaVu Serif1" style:font-weight-complex="normal"/>
    </style:style>
    <style:style style:name="P73" style:family="paragraph" style:parent-style-name="Standard" style:list-style-name="L13">
      <style:text-properties style:text-position="0% 100%" style:font-name="DejaVu Serif1" fo:language="it" fo:country="IT" style:text-underline-style="none" fo:font-weight="normal" officeooo:rsid="00267096" officeooo:paragraph-rsid="00267096" style:font-name-asian="DejaVu Serif1" style:font-weight-asian="normal" style:font-name-complex="DejaVu Serif1" style:font-weight-complex="normal"/>
    </style:style>
    <style:style style:name="P74" style:family="paragraph" style:parent-style-name="Standard" style:list-style-name="L14">
      <style:paragraph-properties fo:text-align="start" style:justify-single-word="false"/>
      <style:text-properties style:text-position="0% 100%" style:font-name="DejaVu Serif1" fo:language="it" fo:country="IT" style:text-underline-style="none" fo:font-weight="normal" officeooo:rsid="00281351" officeooo:paragraph-rsid="00281351" style:font-name-asian="DejaVu Serif1" style:font-weight-asian="normal" style:font-name-complex="DejaVu Serif1" style:font-weight-complex="normal"/>
    </style:style>
    <style:style style:name="P75" style:family="paragraph" style:parent-style-name="Standard" style:list-style-name="L15">
      <style:text-properties style:text-position="0% 100%" style:font-name="DejaVu Serif1" fo:language="it" fo:country="IT" style:text-underline-style="none" fo:font-weight="normal" officeooo:rsid="00281ec1" officeooo:paragraph-rsid="00281ec1" style:font-name-asian="DejaVu Serif1" style:font-weight-asian="normal" style:font-name-complex="DejaVu Serif1" style:font-weight-complex="normal"/>
    </style:style>
    <style:style style:name="P76" style:family="paragraph" style:parent-style-name="Standard" style:list-style-name="L16">
      <style:text-properties style:text-position="0% 100%" style:font-name="DejaVu Serif1" fo:language="it" fo:country="IT" style:text-underline-style="none" fo:font-weight="normal" officeooo:rsid="00281ec1" officeooo:paragraph-rsid="00281ec1" style:font-name-asian="DejaVu Serif1" style:font-weight-asian="normal" style:font-name-complex="DejaVu Serif1" style:font-weight-complex="normal"/>
    </style:style>
    <style:style style:name="P77" style:family="paragraph" style:parent-style-name="Standard" style:list-style-name="L16">
      <style:text-properties style:text-position="0% 100%" style:font-name="DejaVu Serif1" fo:language="it" fo:country="IT" style:text-underline-style="none" fo:font-weight="normal" officeooo:rsid="0028dcff" officeooo:paragraph-rsid="0028dcff" style:font-name-asian="DejaVu Serif1" style:font-weight-asian="normal" style:font-name-complex="DejaVu Serif1" style:font-weight-complex="normal"/>
    </style:style>
    <style:style style:name="P78" style:family="paragraph" style:parent-style-name="Standard">
      <style:text-properties style:text-position="0% 100%" style:font-name="DejaVu Serif1" fo:language="it" fo:country="IT" style:text-underline-style="none" fo:font-weight="normal" officeooo:rsid="002fd409" officeooo:paragraph-rsid="002fd409" style:font-name-asian="DejaVu Serif1" style:font-weight-asian="normal" style:font-name-complex="DejaVu Serif1" style:font-weight-complex="normal"/>
    </style:style>
    <style:style style:name="P79" style:family="paragraph" style:parent-style-name="Standard" style:list-style-name="L18">
      <style:text-properties style:text-position="0% 100%" style:font-name="DejaVu Serif1" fo:language="it" fo:country="IT" style:text-underline-style="none" fo:font-weight="normal" officeooo:rsid="0034a604" officeooo:paragraph-rsid="0034a604" style:font-name-asian="DejaVu Serif1" style:font-weight-asian="normal" style:font-name-complex="DejaVu Serif1" style:font-weight-complex="normal"/>
    </style:style>
    <style:style style:name="P80" style:family="paragraph" style:parent-style-name="Standard" style:list-style-name="L19">
      <style:text-properties style:text-position="0% 100%" style:font-name="DejaVu Serif1" fo:language="it" fo:country="IT" style:text-underline-style="none" fo:font-weight="normal" officeooo:rsid="0034a604" officeooo:paragraph-rsid="0034a604" style:font-name-asian="DejaVu Serif1" style:font-weight-asian="normal" style:font-name-complex="DejaVu Serif1" style:font-weight-complex="normal"/>
    </style:style>
    <style:style style:name="P81" style:family="paragraph" style:parent-style-name="Standard">
      <style:text-properties style:text-position="0% 100%" style:font-name="DejaVu Serif1" fo:language="it" fo:country="IT" style:text-underline-style="none" fo:font-weight="normal" officeooo:rsid="0034a604" officeooo:paragraph-rsid="0034a604" style:font-name-asian="DejaVu Serif1" style:font-weight-asian="normal" style:font-name-complex="DejaVu Serif1" style:font-weight-complex="normal"/>
    </style:style>
    <style:style style:name="P82" style:family="paragraph" style:parent-style-name="Standard">
      <style:text-properties style:text-position="0% 100%" style:font-name="DejaVu Serif1" fo:language="it" fo:country="IT" style:text-underline-style="none" fo:font-weight="normal" officeooo:rsid="00376586" officeooo:paragraph-rsid="00376586" style:font-name-asian="DejaVu Serif1" style:font-weight-asian="normal" style:font-name-complex="DejaVu Serif1" style:font-weight-complex="normal"/>
    </style:style>
    <style:style style:name="P83" style:family="paragraph" style:parent-style-name="Standard" style:list-style-name="L21">
      <style:text-properties style:text-position="0% 100%" style:font-name="DejaVu Serif1" fo:language="it" fo:country="IT" style:text-underline-style="none" fo:font-weight="normal" officeooo:rsid="00376586" officeooo:paragraph-rsid="00376586" style:font-name-asian="DejaVu Serif1" style:font-weight-asian="normal" style:font-name-complex="DejaVu Serif1" style:font-weight-complex="normal"/>
    </style:style>
    <style:style style:name="P84" style:family="paragraph" style:parent-style-name="Standard" style:list-style-name="L22">
      <style:text-properties style:text-position="0% 100%" style:font-name="DejaVu Serif1" fo:language="it" fo:country="IT" style:text-underline-style="none" fo:font-weight="normal" officeooo:rsid="00376586" officeooo:paragraph-rsid="00376586" style:font-name-asian="DejaVu Serif1" style:font-weight-asian="normal" style:font-name-complex="DejaVu Serif1" style:font-weight-complex="normal"/>
    </style:style>
    <style:style style:name="P85" style:family="paragraph" style:parent-style-name="Standard" style:list-style-name="L11">
      <style:text-properties style:text-position="0% 100%" fo:language="it" fo:country="IT" style:text-underline-style="solid" style:text-underline-width="auto" style:text-underline-color="font-color" officeooo:rsid="00250420" officeooo:paragraph-rsid="00250420"/>
    </style:style>
    <style:style style:name="P86" style:family="paragraph" style:parent-style-name="Standard" style:list-style-name="L12">
      <style:text-properties style:text-position="0% 100%" fo:language="it" fo:country="IT" style:text-underline-style="solid" style:text-underline-width="auto" style:text-underline-color="font-color" officeooo:rsid="00267096" officeooo:paragraph-rsid="00267096"/>
    </style:style>
    <style:style style:name="P87" style:family="paragraph" style:parent-style-name="Standard" style:list-style-name="L13">
      <style:text-properties style:text-position="0% 100%" fo:language="it" fo:country="IT" style:text-underline-style="solid" style:text-underline-width="auto" style:text-underline-color="font-color" officeooo:rsid="00267096" officeooo:paragraph-rsid="00267096"/>
    </style:style>
    <style:style style:name="P88" style:family="paragraph" style:parent-style-name="Standard" style:list-style-name="L13">
      <style:text-properties style:text-position="0% 100%" fo:language="it" fo:country="IT" style:text-underline-style="solid" style:text-underline-width="auto" style:text-underline-color="font-color" officeooo:rsid="00267096" officeooo:paragraph-rsid="00281351"/>
    </style:style>
    <style:style style:name="P89" style:family="paragraph" style:parent-style-name="Standard" style:list-style-name="L14">
      <style:paragraph-properties fo:text-align="start" style:justify-single-word="false"/>
      <style:text-properties style:text-position="0% 100%" fo:language="it" fo:country="IT" style:text-underline-style="solid" style:text-underline-width="auto" style:text-underline-color="font-color" officeooo:rsid="00281351" officeooo:paragraph-rsid="00281351"/>
    </style:style>
    <style:style style:name="P90" style:family="paragraph" style:parent-style-name="Standard" style:list-style-name="L15">
      <style:text-properties style:text-position="0% 100%" fo:language="it" fo:country="IT" style:text-underline-style="none" officeooo:rsid="00281ec1" officeooo:paragraph-rsid="00281ec1"/>
    </style:style>
    <style:style style:name="P91" style:family="paragraph" style:parent-style-name="Standard" style:list-style-name="L16">
      <style:text-properties style:text-position="0% 100%" fo:language="it" fo:country="IT" style:text-underline-style="none" officeooo:rsid="00281ec1" officeooo:paragraph-rsid="00281ec1"/>
    </style:style>
    <style:style style:name="P92" style:family="paragraph" style:parent-style-name="Standard" style:list-style-name="L16">
      <style:text-properties style:text-position="0% 100%" fo:language="it" fo:country="IT" style:text-underline-style="none" officeooo:rsid="0028dcff" officeooo:paragraph-rsid="0028dcff"/>
    </style:style>
    <style:style style:name="P93" style:family="paragraph" style:parent-style-name="Standard">
      <style:text-properties style:text-underline-style="solid" style:text-underline-width="auto" style:text-underline-color="font-color" fo:font-weight="bold" officeooo:rsid="003e397d" officeooo:paragraph-rsid="003e397d" style:font-weight-asian="bold" style:font-weight-complex="bold"/>
    </style:style>
    <style:style style:name="P94" style:family="paragraph" style:parent-style-name="Standard" style:list-style-name="L26">
      <style:text-properties style:text-underline-style="solid" style:text-underline-width="auto" style:text-underline-color="font-color" officeooo:rsid="003a97c5" officeooo:paragraph-rsid="003a97c5"/>
    </style:style>
    <style:style style:name="P95" style:family="paragraph" style:parent-style-name="Standard">
      <style:text-properties style:text-underline-style="solid" style:text-underline-width="auto" style:text-underline-color="font-color" officeooo:rsid="003a97c5" officeooo:paragraph-rsid="003a97c5"/>
    </style:style>
    <style:style style:name="P96" style:family="paragraph" style:parent-style-name="Standard">
      <style:text-properties style:text-underline-style="solid" style:text-underline-width="auto" style:text-underline-color="font-color" officeooo:rsid="003c6663" officeooo:paragraph-rsid="003c6663"/>
    </style:style>
    <style:style style:name="P97" style:family="paragraph" style:parent-style-name="Standard" style:list-style-name="L27">
      <style:text-properties style:text-underline-style="solid" style:text-underline-width="auto" style:text-underline-color="font-color" fo:font-weight="normal" officeooo:rsid="003e397d" officeooo:paragraph-rsid="003e397d"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41c446" officeooo:paragraph-rsid="0041c446"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420c2e" officeooo:paragraph-rsid="00420c2e" style:font-weight-asian="normal" style:font-weight-complex="normal"/>
    </style:style>
    <style:style style:name="P100" style:family="paragraph" style:parent-style-name="Standard" style:list-style-name="L28">
      <style:text-properties style:text-underline-style="solid" style:text-underline-width="auto" style:text-underline-color="font-color" fo:font-weight="normal" officeooo:rsid="00420c2e" officeooo:paragraph-rsid="00420c2e"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461225" officeooo:paragraph-rsid="00461225"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60b7" officeooo:paragraph-rsid="004760b7"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4e2db3" officeooo:paragraph-rsid="004e2db3" style:font-weight-asian="normal" style:font-weight-complex="normal"/>
    </style:style>
    <style:style style:name="P104" style:family="paragraph" style:parent-style-name="Standard" style:list-style-name="L29">
      <style:text-properties style:text-underline-style="solid" style:text-underline-width="auto" style:text-underline-color="font-color" fo:font-weight="normal" officeooo:rsid="004e2db3" officeooo:paragraph-rsid="004e2db3" style:font-weight-asian="normal" style:font-weight-complex="normal"/>
    </style:style>
    <style:style style:name="P105" style:family="paragraph" style:parent-style-name="Standard" style:list-style-name="L30">
      <style:paragraph-properties fo:text-align="justify" style:justify-single-word="false"/>
      <style:text-properties style:text-underline-style="solid" style:text-underline-width="auto" style:text-underline-color="font-color" fo:font-weight="normal" officeooo:rsid="004e2db3" officeooo:paragraph-rsid="004e2db3" style:font-weight-asian="normal" style:font-weight-complex="normal"/>
    </style:style>
    <style:style style:name="P106" style:family="paragraph" style:parent-style-name="Standard">
      <style:paragraph-properties fo:text-align="justify" style:justify-single-word="false"/>
      <style:text-properties style:text-underline-style="solid" style:text-underline-width="auto" style:text-underline-color="font-color" fo:font-weight="normal" officeooo:rsid="004e2db3" officeooo:paragraph-rsid="004e2db3" style:font-weight-asian="normal" style:font-weight-complex="normal"/>
    </style:style>
    <style:style style:name="P107" style:family="paragraph" style:parent-style-name="Standard" style:list-style-name="L37">
      <style:paragraph-properties fo:text-align="justify" style:justify-single-word="false"/>
      <style:text-properties style:text-underline-style="solid" style:text-underline-width="auto" style:text-underline-color="font-color" officeooo:paragraph-rsid="00592e6a"/>
    </style:style>
    <style:style style:name="P108" style:family="paragraph" style:parent-style-name="Standard" style:list-style-name="L37">
      <style:paragraph-properties fo:text-align="justify" style:justify-single-word="false"/>
      <style:text-properties style:text-underline-style="solid" style:text-underline-width="auto" style:text-underline-color="font-color" officeooo:rsid="00592e6a" officeooo:paragraph-rsid="00592e6a"/>
    </style:style>
    <style:style style:name="P109" style:family="paragraph" style:parent-style-name="Standard">
      <style:paragraph-properties fo:text-align="justify" style:justify-single-word="false"/>
      <style:text-properties style:text-underline-style="solid" style:text-underline-width="auto" style:text-underline-color="font-color" officeooo:rsid="00592e6a" officeooo:paragraph-rsid="00592e6a"/>
    </style:style>
    <style:style style:name="P110" style:family="paragraph" style:parent-style-name="Standard" style:list-style-name="L38">
      <style:paragraph-properties fo:text-align="justify" style:justify-single-word="false"/>
      <style:text-properties style:text-underline-style="solid" style:text-underline-width="auto" style:text-underline-color="font-color" officeooo:rsid="00592e6a" officeooo:paragraph-rsid="00592e6a"/>
    </style:style>
    <style:style style:name="P111" style:family="paragraph" style:parent-style-name="Standard">
      <style:paragraph-properties fo:text-align="justify" style:justify-single-word="false"/>
      <style:text-properties style:text-underline-style="solid" style:text-underline-width="auto" style:text-underline-color="font-color" officeooo:rsid="0059af93" officeooo:paragraph-rsid="0059af93"/>
    </style:style>
    <style:style style:name="P112" style:family="paragraph" style:parent-style-name="Standard">
      <style:text-properties officeooo:paragraph-rsid="003a97c5"/>
    </style:style>
    <style:style style:name="P113" style:family="paragraph" style:parent-style-name="Standard" style:list-style-name="L27">
      <style:text-properties officeooo:paragraph-rsid="003e397d"/>
    </style:style>
    <style:style style:name="P114"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4e2db3" officeooo:paragraph-rsid="004e2db3" style:font-size-asian="18pt" style:font-weight-asian="normal" style:font-size-complex="18pt" style:font-weight-complex="normal"/>
    </style:style>
    <style:style style:name="P115" style:family="paragraph" style:parent-style-name="Standard">
      <style:paragraph-properties fo:text-align="justify" style:justify-single-word="false"/>
      <style:text-properties officeooo:paragraph-rsid="004e2db3"/>
    </style:style>
    <style:style style:name="P116" style:family="paragraph" style:parent-style-name="Standard" style:list-style-name="L39">
      <style:paragraph-properties fo:text-align="justify" style:justify-single-word="false"/>
      <style:text-properties officeooo:paragraph-rsid="005af403"/>
    </style:style>
    <style:style style:name="P117" style:family="paragraph" style:parent-style-name="Standard">
      <style:paragraph-properties fo:text-align="justify" style:justify-single-word="false"/>
      <style:text-properties officeooo:paragraph-rsid="005af403"/>
    </style:style>
    <style:style style:name="P118" style:family="paragraph" style:parent-style-name="Standard" style:list-style-name="L31">
      <style:paragraph-properties fo:text-align="justify" style:justify-single-word="false"/>
      <style:text-properties officeooo:rsid="004e2db3" officeooo:paragraph-rsid="004e2db3"/>
    </style:style>
    <style:style style:name="P119" style:family="paragraph" style:parent-style-name="Standard">
      <style:paragraph-properties fo:text-align="justify" style:justify-single-word="false"/>
      <style:text-properties officeooo:rsid="004e2db3" officeooo:paragraph-rsid="004e2db3"/>
    </style:style>
    <style:style style:name="P120" style:family="paragraph" style:parent-style-name="Standard" style:list-style-name="L32">
      <style:paragraph-properties fo:text-align="justify" style:justify-single-word="false"/>
      <style:text-properties officeooo:rsid="004e2db3" officeooo:paragraph-rsid="004e2db3"/>
    </style:style>
    <style:style style:name="P121" style:family="paragraph" style:parent-style-name="Standard" style:list-style-name="L33">
      <style:paragraph-properties fo:text-align="justify" style:justify-single-word="false"/>
      <style:text-properties officeooo:rsid="004e2db3" officeooo:paragraph-rsid="004e2db3"/>
    </style:style>
    <style:style style:name="P122" style:family="paragraph" style:parent-style-name="Standard">
      <style:paragraph-properties fo:text-align="justify" style:justify-single-word="false"/>
      <style:text-properties officeooo:rsid="0057a48f" officeooo:paragraph-rsid="0057a48f"/>
    </style:style>
    <style:style style:name="P123" style:family="paragraph" style:parent-style-name="Standard" style:list-style-name="L34">
      <style:paragraph-properties fo:text-align="justify" style:justify-single-word="false"/>
      <style:text-properties officeooo:rsid="0057a48f" officeooo:paragraph-rsid="0057a48f"/>
    </style:style>
    <style:style style:name="P124" style:family="paragraph" style:parent-style-name="Standard">
      <style:paragraph-properties fo:text-align="justify" style:justify-single-word="false"/>
      <style:text-properties officeooo:rsid="00592e6a" officeooo:paragraph-rsid="00592e6a"/>
    </style:style>
    <style:style style:name="P125" style:family="paragraph" style:parent-style-name="Standard" style:list-style-name="L35">
      <style:paragraph-properties fo:text-align="justify" style:justify-single-word="false"/>
      <style:text-properties officeooo:rsid="00592e6a" officeooo:paragraph-rsid="00592e6a"/>
    </style:style>
    <style:style style:name="P126" style:family="paragraph" style:parent-style-name="Standard">
      <style:paragraph-properties fo:text-align="justify" style:justify-single-word="false"/>
      <style:text-properties officeooo:rsid="005b6d65" officeooo:paragraph-rsid="005b6d65"/>
    </style:style>
    <style:style style:name="P127" style:family="paragraph" style:parent-style-name="Standard">
      <style:paragraph-properties fo:text-align="center" style:justify-single-word="false"/>
      <style:text-properties officeooo:rsid="005b6d65" officeooo:paragraph-rsid="005b6d65"/>
    </style:style>
    <style:style style:name="P128" style:family="paragraph" style:parent-style-name="Standard">
      <style:paragraph-properties fo:text-align="start" style:justify-single-word="false"/>
      <style:text-properties officeooo:rsid="005b6d65" officeooo:paragraph-rsid="005b6d65"/>
    </style:style>
    <style:style style:name="P129" style:family="paragraph" style:parent-style-name="Standard" style:list-style-name="L40">
      <style:paragraph-properties fo:text-align="start" style:justify-single-word="false"/>
      <style:text-properties officeooo:rsid="005b6d65" officeooo:paragraph-rsid="005b6d65"/>
    </style:style>
    <style:style style:name="P130" style:family="paragraph" style:parent-style-name="Standard">
      <style:paragraph-properties fo:text-align="start" style:justify-single-word="false"/>
      <style:text-properties officeooo:rsid="005d696b" officeooo:paragraph-rsid="006368b3"/>
    </style:style>
    <style:style style:name="P131" style:family="paragraph" style:parent-style-name="Standard" style:list-style-name="L41">
      <style:paragraph-properties fo:text-align="start" style:justify-single-word="false"/>
      <style:text-properties officeooo:rsid="005f8f60" officeooo:paragraph-rsid="005f8f60"/>
    </style:style>
    <style:style style:name="P132" style:family="paragraph" style:parent-style-name="Standard" style:list-style-name="L41">
      <style:paragraph-properties fo:text-align="start" style:justify-single-word="false"/>
      <style:text-properties officeooo:rsid="006368b3" officeooo:paragraph-rsid="006368b3"/>
    </style:style>
    <style:style style:name="P133" style:family="paragraph" style:parent-style-name="Standard">
      <style:paragraph-properties fo:text-align="start" style:justify-single-word="false"/>
      <style:text-properties officeooo:rsid="006368b3" officeooo:paragraph-rsid="006368b3"/>
    </style:style>
    <style:style style:name="P134" style:family="paragraph" style:parent-style-name="Standard">
      <style:paragraph-properties fo:text-align="start" style:justify-single-word="false"/>
      <style:text-properties officeooo:rsid="00639dda" officeooo:paragraph-rsid="00639dda"/>
    </style:style>
    <style:style style:name="P135" style:family="paragraph" style:parent-style-name="Standard" style:list-style-name="L42">
      <style:paragraph-properties fo:text-align="start" style:justify-single-word="false"/>
      <style:text-properties officeooo:rsid="00639dda" officeooo:paragraph-rsid="00639dda"/>
    </style:style>
    <style:style style:name="T1" style:family="text">
      <style:text-properties style:font-name="DejaVu Serif1" officeooo:rsid="001149fc"/>
    </style:style>
    <style:style style:name="T2" style:family="text">
      <style:text-properties style:font-name="DejaVu Serif1" style:font-name-asian="DejaVu Serif1" style:font-name-complex="DejaVu Serif1"/>
    </style:style>
    <style:style style:name="T3" style:family="text">
      <style:text-properties style:font-name="DejaVu Serif1" style:text-underline-style="none" style:font-name-asian="DejaVu Serif1" style:font-name-complex="DejaVu Serif1"/>
    </style:style>
    <style:style style:name="T4" style:family="text">
      <style:text-properties style:font-name="DejaVu Serif1" style:text-underline-style="none" officeooo:rsid="00250420" style:font-name-asian="DejaVu Serif1" style:font-name-complex="DejaVu Serif1"/>
    </style:style>
    <style:style style:name="T5" style:family="text">
      <style:text-properties style:font-name="DejaVu Serif1" style:text-underline-style="none" fo:font-weight="bold" style:font-name-asian="DejaVu Serif1" style:font-weight-asian="bold" style:font-name-complex="DejaVu Serif1" style:font-weight-complex="bold"/>
    </style:style>
    <style:style style:name="T6" style:family="text">
      <style:text-properties style:font-name="DejaVu Serif1" style:text-underline-style="none" fo:font-weight="bold" style:font-name-asian="DejaVu Sans1" style:font-weight-asian="bold" style:font-name-complex="Noto Sans Devanagari" style:font-weight-complex="bold"/>
    </style:style>
    <style:style style:name="T7" style:family="text">
      <style:text-properties style:font-name="DejaVu Serif1" style:text-underline-style="none" style:font-name-asian="DejaVu Sans1" style:font-name-complex="Noto Sans Devanagari"/>
    </style:style>
    <style:style style:name="T8" style:family="text">
      <style:text-properties style:font-name="DejaVu Serif1" style:text-underline-style="none" fo:font-weight="normal" style:font-name-asian="DejaVu Serif1" style:font-weight-asian="normal" style:font-name-complex="DejaVu Serif1" style:font-weight-complex="normal"/>
    </style:style>
    <style:style style:name="T9" style:family="text">
      <style:text-properties style:font-name="DejaVu Serif1" style:text-underline-style="none" fo:font-weight="normal" officeooo:rsid="00250420" style:font-name-asian="DejaVu Serif1" style:font-weight-asian="normal" style:font-name-complex="DejaVu Serif1" style:font-weight-complex="normal"/>
    </style:style>
    <style:style style:name="T10" style:family="text">
      <style:text-properties style:font-name="DejaVu Serif1" style:text-underline-style="none" fo:font-weight="normal" officeooo:rsid="0023306f" style:font-name-asian="DejaVu Serif1" style:font-weight-asian="normal" style:font-name-complex="DejaVu Serif1" style:font-weight-complex="normal"/>
    </style:style>
    <style:style style:name="T11" style:family="text">
      <style:text-properties style:font-name="DejaVu Serif1" style:text-underline-style="none" fo:font-weight="normal" officeooo:rsid="00281351" style:font-name-asian="DejaVu Serif1" style:font-weight-asian="normal" style:font-name-complex="DejaVu Serif1" style:font-weight-complex="normal"/>
    </style:style>
    <style:style style:name="T12" style:family="text">
      <style:text-properties style:font-name="DejaVu Serif1" fo:font-weight="normal" style:font-name-asian="DejaVu Serif1" style:font-weight-asian="normal" style:font-name-complex="DejaVu Serif1" style:font-weight-complex="normal"/>
    </style:style>
    <style:style style:name="T13" style:family="text">
      <style:text-properties style:font-name="DejaVu Serif1" fo:font-weight="normal" officeooo:rsid="00281351" style:font-name-asian="DejaVu Serif1" style:font-weight-asian="normal" style:font-name-complex="DejaVu Serif1" style:font-weight-complex="normal"/>
    </style:style>
    <style:style style:name="T14" style:family="text">
      <style:text-properties style:font-name="DejaVu Serif1" fo:font-weight="normal" officeooo:rsid="0028dcff" style:font-name-asian="DejaVu Serif1" style:font-weight-asian="normal" style:font-name-complex="DejaVu Serif1" style:font-weight-complex="normal"/>
    </style:style>
    <style:style style:name="T15" style:family="text">
      <style:text-properties style:font-name="DejaVu Serif1" style:text-underline-style="solid" style:text-underline-width="auto" style:text-underline-color="font-color" fo:font-weight="normal" style:font-name-asian="DejaVu Serif1" style:font-weight-asian="normal" style:font-name-complex="DejaVu Serif1" style:font-weight-complex="normal"/>
    </style:style>
    <style:style style:name="T16" style:family="text">
      <style:text-properties style:font-name="DejaVu Serif1" fo:font-weight="bold" style:font-name-asian="DejaVu Serif1" style:font-weight-asian="bold" style:font-name-complex="DejaVu Serif1"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style:text-position="super 58%"/>
    </style:style>
    <style:style style:name="T23" style:family="text">
      <style:text-properties style:text-position="0% 100%" style:font-name="DejaVu Serif1"/>
    </style:style>
    <style:style style:name="T24" style:family="text">
      <style:text-properties style:text-position="0% 100%" style:font-name="DejaVu Serif1" fo:font-weight="bold" style:font-weight-asian="bold" style:font-weight-complex="bold"/>
    </style:style>
    <style:style style:name="T25" style:family="text">
      <style:text-properties style:text-position="0% 100%" style:font-name="DejaVu Serif1" fo:font-weight="normal" style:font-weight-asian="normal" style:font-weight-complex="normal"/>
    </style:style>
    <style:style style:name="T26" style:family="text">
      <style:text-properties style:text-position="0% 100%" style:font-name="DejaVu Serif1" fo:font-weight="normal" officeooo:rsid="0012da30" style:font-weight-asian="normal" style:font-weight-complex="normal"/>
    </style:style>
    <style:style style:name="T27" style:family="text">
      <style:text-properties style:text-position="0% 100%" style:font-name="DejaVu Serif1" fo:font-weight="normal" officeooo:rsid="0014c42f" style:font-weight-asian="normal" style:font-weight-complex="normal"/>
    </style:style>
    <style:style style:name="T28" style:family="text">
      <style:text-properties style:text-position="0% 100%" style:font-name="DejaVu Serif1" fo:font-weight="normal" officeooo:rsid="0012da30" style:font-name-asian="DejaVu Serif1" style:font-weight-asian="normal" style:font-name-complex="DejaVu Serif1" style:font-weight-complex="normal"/>
    </style:style>
    <style:style style:name="T29" style:family="text">
      <style:text-properties style:text-position="0% 100%" style:font-name="DejaVu Serif1" fo:font-weight="normal" style:font-name-asian="DejaVu Sans1" style:font-weight-asian="normal" style:font-name-complex="Noto Sans Devanagari" style:font-weight-complex="normal"/>
    </style:style>
    <style:style style:name="T30" style:family="text">
      <style:text-properties style:text-position="0% 100%" style:font-name="DejaVu Serif1" fo:font-weight="normal" officeooo:rsid="0012da30" style:font-name-asian="DejaVu Sans1" style:font-weight-asian="normal" style:font-name-complex="Noto Sans Devanagari" style:font-weight-complex="normal"/>
    </style:style>
    <style:style style:name="T31" style:family="text">
      <style:text-properties style:text-position="0% 100%" style:font-name="DejaVu Serif1" style:text-underline-style="none" fo:font-weight="normal" style:font-name-asian="DejaVu Serif1" style:font-weight-asian="normal" style:font-name-complex="DejaVu Serif1" style:font-weight-complex="normal"/>
    </style:style>
    <style:style style:name="T32" style:family="text">
      <style:text-properties style:text-position="0% 100%" style:font-name="DejaVu Serif1" style:text-underline-style="none" fo:font-weight="normal" officeooo:rsid="00250420" style:font-name-asian="DejaVu Serif1" style:font-weight-asian="normal" style:font-name-complex="DejaVu Serif1" style:font-weight-complex="normal"/>
    </style:style>
    <style:style style:name="T33" style:family="text">
      <style:text-properties style:text-position="0% 100%" style:font-name="DejaVu Serif1" style:text-underline-style="none" fo:font-weight="normal" officeooo:rsid="0023306f" style:font-name-asian="DejaVu Serif1" style:font-weight-asian="normal" style:font-name-complex="DejaVu Serif1" style:font-weight-complex="normal"/>
    </style:style>
    <style:style style:name="T34" style:family="text">
      <style:text-properties style:text-position="0% 100%" style:font-name="DejaVu Serif1" style:text-underline-style="none" fo:font-weight="normal" officeooo:rsid="00267096" style:font-name-asian="DejaVu Serif1" style:font-weight-asian="normal" style:font-name-complex="DejaVu Serif1" style:font-weight-complex="normal"/>
    </style:style>
    <style:style style:name="T35" style:family="text">
      <style:text-properties style:text-position="0% 100%" style:font-name="DejaVu Serif1" style:text-underline-style="none" fo:font-weight="bold" style:font-name-asian="DejaVu Serif1" style:font-weight-asian="bold" style:font-name-complex="DejaVu Serif1" style:font-weight-complex="bold"/>
    </style:style>
    <style:style style:name="T36" style:family="text">
      <style:text-properties style:text-position="0% 100%" style:font-name="DejaVu Serif1" style:text-underline-style="solid" style:text-underline-width="auto" style:text-underline-color="font-color" fo:font-weight="normal" style:font-name-asian="DejaVu Serif1" style:font-weight-asian="normal" style:font-name-complex="DejaVu Serif1" style:font-weight-complex="normal"/>
    </style:style>
    <style:style style:name="T37" style:family="text">
      <style:text-properties style:text-position="0% 100%" style:font-name="DejaVu Serif1" style:text-underline-style="solid" style:text-underline-width="auto" style:text-underline-color="font-color" fo:font-weight="normal" officeooo:rsid="00250420" style:font-name-asian="DejaVu Serif1" style:font-weight-asian="normal" style:font-name-complex="DejaVu Serif1" style:font-weight-complex="normal"/>
    </style:style>
    <style:style style:name="T38" style:family="text">
      <style:text-properties style:text-position="0% 100%" style:font-name="DejaVu Serif1" style:text-underline-style="solid" style:text-underline-width="auto" style:text-underline-color="font-color" fo:font-weight="normal" officeooo:rsid="00267096" style:font-name-asian="DejaVu Serif1" style:font-weight-asian="normal" style:font-name-complex="DejaVu Serif1" style:font-weight-complex="normal"/>
    </style:style>
    <style:style style:name="T39" style:family="text">
      <style:text-properties style:text-position="0% 100%" style:font-name="DejaVu Serif1" fo:language="it" fo:country="IT" style:text-underline-style="none" fo:font-weight="normal" style:font-name-asian="DejaVu Serif1" style:font-weight-asian="normal" style:font-name-complex="DejaVu Serif1" style:font-weight-complex="normal"/>
    </style:style>
    <style:style style:name="T40" style:family="text">
      <style:text-properties style:text-position="0% 100%" style:font-name="DejaVu Serif1" fo:language="it" fo:country="IT" style:text-underline-style="none" fo:font-weight="normal" officeooo:rsid="003a97c5" style:font-name-asian="DejaVu Serif1" style:font-weight-asian="normal" style:font-name-complex="DejaVu Serif1" style:font-weight-complex="normal"/>
    </style:style>
    <style:style style:name="T41" style:family="text">
      <style:text-properties style:text-position="0% 100%" style:font-name="DejaVu Serif1" fo:language="it" fo:country="IT" style:text-underline-style="none" fo:font-weight="normal" officeooo:rsid="003c6663" style:font-name-asian="DejaVu Serif1" style:font-weight-asian="normal" style:font-name-complex="DejaVu Serif1" style:font-weight-complex="normal"/>
    </style:style>
    <style:style style:name="T42" style:family="text">
      <style:text-properties style:text-position="0% 100%" style:font-name="DejaVu Serif1" fo:language="it" fo:country="IT" style:text-underline-style="none" fo:font-weight="normal" officeooo:rsid="003e397d" style:font-name-asian="DejaVu Serif1" style:font-weight-asian="normal" style:font-name-complex="DejaVu Serif1" style:font-weight-complex="normal"/>
    </style:style>
    <style:style style:name="T43" style:family="text">
      <style:text-properties style:text-position="0% 100%" style:font-name="DejaVu Serif1" fo:language="it" fo:country="IT" style:text-underline-style="none" style:font-name-asian="DejaVu Serif1" style:font-name-complex="DejaVu Serif1"/>
    </style:style>
    <style:style style:name="T44" style:family="text">
      <style:text-properties style:text-position="0% 100%" style:font-name="DejaVu Serif1" fo:language="it" fo:country="IT" style:text-underline-style="none" fo:font-weight="bold" style:font-name-asian="DejaVu Serif1" style:font-weight-asian="bold" style:font-name-complex="DejaVu Serif1" style:font-weight-complex="bold"/>
    </style:style>
    <style:style style:name="T45" style:family="text">
      <style:text-properties style:text-position="0% 100%" style:font-name="DejaVu Serif1" fo:language="it" fo:country="IT" fo:font-weight="normal" style:font-name-asian="DejaVu Serif1" style:font-weight-asian="normal" style:font-name-complex="DejaVu Serif1" style:font-weight-complex="normal"/>
    </style:style>
    <style:style style:name="T46" style:family="text">
      <style:text-properties style:text-position="0% 100%" style:font-name="DejaVu Serif1" fo:language="it" fo:country="IT" style:font-name-asian="DejaVu Serif1" style:font-name-complex="DejaVu Serif1"/>
    </style:style>
    <style:style style:name="T47" style:family="text">
      <style:text-properties style:text-position="0% 100%" style:font-name="DejaVu Serif1" fo:language="it" fo:country="IT" style:text-underline-style="solid" style:text-underline-width="auto" style:text-underline-color="font-color" fo:font-weight="normal" officeooo:rsid="003e397d" style:font-name-asian="DejaVu Serif1" style:font-weight-asian="normal" style:font-name-complex="DejaVu Serif1" style:font-weight-complex="normal"/>
    </style:style>
    <style:style style:name="T48" style:family="text">
      <style:text-properties style:text-position="0% 100%" style:font-name="DejaVu Serif1" fo:font-size="12pt" fo:language="it" fo:country="IT" style:text-underline-style="none" fo:font-weight="normal" style:font-name-asian="DejaVu Serif1" style:font-size-asian="10.5pt" style:font-weight-asian="normal" style:font-name-complex="DejaVu Serif1" style:font-size-complex="12pt" style:font-weight-complex="normal"/>
    </style:style>
    <style:style style:name="T49" style:family="text">
      <style:text-properties style:text-position="0% 100%" style:font-name="DejaVu Serif1" fo:font-size="12pt" fo:language="it" fo:country="IT" style:text-underline-style="none" fo:font-weight="normal" officeooo:rsid="004e2db3" style:font-name-asian="DejaVu Serif1" style:font-size-asian="10.5pt" style:font-weight-asian="normal" style:font-name-complex="DejaVu Serif1" style:font-size-complex="12pt" style:font-weight-complex="normal"/>
    </style:style>
    <style:style style:name="T50" style:family="text">
      <style:text-properties style:text-position="0% 100%" style:font-name="DejaVu Serif1" fo:font-size="12pt" fo:language="it" fo:country="IT" style:text-underline-style="none" fo:font-weight="normal" officeooo:rsid="00513263" style:font-name-asian="DejaVu Serif1" style:font-size-asian="10.5pt" style:font-weight-asian="normal" style:font-name-complex="DejaVu Serif1" style:font-size-complex="12pt" style:font-weight-complex="normal"/>
    </style:style>
    <style:style style:name="T51" style:family="text">
      <style:text-properties style:text-position="0% 100%" style:font-name="DejaVu Serif1" fo:font-size="12pt" fo:language="it" fo:country="IT" style:text-underline-style="none" fo:font-weight="normal" officeooo:rsid="005297c6" style:font-name-asian="DejaVu Serif1" style:font-size-asian="10.5pt" style:font-weight-asian="normal" style:font-name-complex="DejaVu Serif1" style:font-size-complex="12pt" style:font-weight-complex="normal"/>
    </style:style>
    <style:style style:name="T52" style:family="text">
      <style:text-properties style:text-position="0% 100%" style:font-name="DejaVu Serif1" fo:font-size="12pt" fo:language="it" fo:country="IT" style:text-underline-style="none" fo:font-weight="normal" officeooo:rsid="00539a79" style:font-name-asian="DejaVu Serif1" style:font-size-asian="10.5pt" style:font-weight-asian="normal" style:font-name-complex="DejaVu Serif1" style:font-size-complex="12pt" style:font-weight-complex="normal"/>
    </style:style>
    <style:style style:name="T53" style:family="text">
      <style:text-properties style:text-position="0% 100%" style:font-name="DejaVu Serif1" fo:font-size="12pt" fo:language="it" fo:country="IT" style:text-underline-style="none" fo:font-weight="normal" officeooo:rsid="0053c8d8" style:font-name-asian="DejaVu Serif1" style:font-size-asian="10.5pt" style:font-weight-asian="normal" style:font-name-complex="DejaVu Serif1" style:font-size-complex="12pt" style:font-weight-complex="normal"/>
    </style:style>
    <style:style style:name="T54" style:family="text">
      <style:text-properties style:text-position="0% 100%" style:font-name="DejaVu Serif1" fo:font-size="12pt" fo:language="it" fo:country="IT" style:text-underline-style="none" fo:font-weight="normal" officeooo:rsid="00592e6a" style:font-name-asian="DejaVu Serif1" style:font-size-asian="10.5pt" style:font-weight-asian="normal" style:font-name-complex="DejaVu Serif1" style:font-size-complex="12pt" style:font-weight-complex="normal"/>
    </style:style>
    <style:style style:name="T55" style:family="text">
      <style:text-properties style:text-position="0% 100%" style:font-name="DejaVu Serif1" fo:font-size="12pt" fo:language="it" fo:country="IT" style:text-underline-style="none" fo:font-weight="normal" officeooo:rsid="0059af93" style:font-name-asian="DejaVu Serif1" style:font-size-asian="10.5pt" style:font-weight-asian="normal" style:font-name-complex="DejaVu Serif1" style:font-size-complex="12pt" style:font-weight-complex="normal"/>
    </style:style>
    <style:style style:name="T56" style:family="text">
      <style:text-properties style:text-position="0% 100%" style:font-name="DejaVu Serif1" fo:font-size="12pt" fo:language="it" fo:country="IT" style:text-underline-style="none" fo:font-weight="normal" officeooo:rsid="005af403" style:font-name-asian="DejaVu Serif1" style:font-size-asian="10.5pt" style:font-weight-asian="normal" style:font-name-complex="DejaVu Serif1" style:font-size-complex="12pt" style:font-weight-complex="normal"/>
    </style:style>
    <style:style style:name="T57" style:family="text">
      <style:text-properties style:text-position="0% 100%" style:font-name="DejaVu Serif1" fo:font-size="12pt" fo:language="it" fo:country="IT" style:text-underline-style="none" fo:font-weight="bold" style:font-name-asian="DejaVu Serif1" style:font-size-asian="10.5pt" style:font-weight-asian="bold" style:font-name-complex="DejaVu Serif1" style:font-size-complex="12pt" style:font-weight-complex="bold"/>
    </style:style>
    <style:style style:name="T58" style:family="text">
      <style:text-properties style:text-position="0% 100%" style:font-name="DejaVu Serif1" fo:font-size="12pt" fo:language="it" fo:country="IT" style:text-underline-style="none" fo:font-weight="bold" officeooo:rsid="00513263" style:font-name-asian="DejaVu Serif1" style:font-size-asian="10.5pt" style:font-weight-asian="bold" style:font-name-complex="DejaVu Serif1" style:font-size-complex="12pt" style:font-weight-complex="bold"/>
    </style:style>
    <style:style style:name="T59" style:family="text">
      <style:text-properties style:text-position="0% 100%" style:font-name="DejaVu Serif1" fo:font-size="12pt" fo:language="it" fo:country="IT" style:text-underline-style="none" fo:font-weight="bold" officeooo:rsid="0059af93" style:font-name-asian="DejaVu Serif1" style:font-size-asian="10.5pt" style:font-weight-asian="bold" style:font-name-complex="DejaVu Serif1" style:font-size-complex="12pt" style:font-weight-complex="bold"/>
    </style:style>
    <style:style style:name="T60" style:family="text">
      <style:text-properties style:text-position="0% 100%" style:font-name="DejaVu Serif1" fo:font-size="12pt" fo:language="it" fo:country="IT" style:text-underline-style="none" fo:font-weight="bold" officeooo:rsid="005af403" style:font-name-asian="DejaVu Serif1" style:font-size-asian="10.5pt" style:font-weight-asian="bold" style:font-name-complex="DejaVu Serif1" style:font-size-complex="12pt" style:font-weight-complex="bold"/>
    </style:style>
    <style:style style:name="T61" style:family="text">
      <style:text-properties style:text-position="0% 100%" style:font-name="DejaVu Serif1" fo:font-size="12pt" fo:language="it" fo:country="IT" style:text-underline-style="solid" style:text-underline-width="auto" style:text-underline-color="font-color" fo:font-weight="normal" style:font-name-asian="DejaVu Serif1" style:font-size-asian="10.5pt" style:font-weight-asian="normal" style:font-name-complex="DejaVu Serif1" style:font-size-complex="12pt" style:font-weight-complex="normal"/>
    </style:style>
    <style:style style:name="T62" style:family="text">
      <style:text-properties style:text-position="0% 100%" style:font-name="DejaVu Serif1" fo:font-size="12pt" fo:language="it" fo:country="IT" fo:font-weight="normal" style:font-name-asian="DejaVu Serif1" style:font-size-asian="10.5pt" style:font-weight-asian="normal" style:font-name-complex="DejaVu Serif1" style:font-size-complex="12pt" style:font-weight-complex="normal"/>
    </style:style>
    <style:style style:name="T63" style:family="text">
      <style:text-properties style:text-position="0% 100%" style:font-name="DejaVu Serif1" fo:font-size="12pt" fo:language="it" fo:country="IT" fo:font-weight="normal" officeooo:rsid="00592e6a" style:font-name-asian="DejaVu Serif1" style:font-size-asian="10.5pt" style:font-weight-asian="normal" style:font-name-complex="DejaVu Serif1" style:font-size-complex="12pt" style:font-weight-complex="normal"/>
    </style:style>
    <style:style style:name="T64" style:family="text">
      <style:text-properties style:text-position="0% 100%" style:font-name="DejaVu Serif1" fo:language="it" fo:country="IT" style:text-underline-style="none" style:font-name-asian="DejaVu Serif1" style:font-name-complex="DejaVu Serif1"/>
    </style:style>
    <style:style style:name="T65" style:family="text">
      <style:text-properties style:text-position="0% 100%" style:font-name="DejaVu Serif1" fo:font-size="12pt" fo:language="it" fo:country="IT" style:text-underline-style="none" fo:font-weight="normal" style:font-name-asian="DejaVu Serif1" style:font-size-asian="10.5pt" style:font-weight-asian="normal" style:font-name-complex="DejaVu Serif1" style:font-size-complex="12pt" style:font-weight-complex="normal"/>
    </style:style>
    <style:style style:name="T66" style:family="text">
      <style:text-properties style:text-position="0% 100%" style:font-name="DejaVu Serif1" fo:font-size="12pt" fo:language="it" fo:country="IT" style:text-underline-style="none" fo:font-weight="normal" officeooo:rsid="005f8f60" style:font-name-asian="DejaVu Serif1" style:font-size-asian="10.5pt" style:font-weight-asian="normal" style:font-name-complex="DejaVu Serif1" style:font-size-complex="12pt" style:font-weight-complex="normal"/>
    </style:style>
    <style:style style:name="T67" style:family="text">
      <style:text-properties style:text-position="0% 100%" style:font-name="DejaVu Serif1" fo:font-size="12pt" fo:language="it" fo:country="IT" style:text-underline-style="none" fo:font-weight="normal" officeooo:rsid="0061f3ce" style:font-name-asian="DejaVu Serif1" style:font-size-asian="10.5pt" style:font-weight-asian="normal" style:font-name-complex="DejaVu Serif1" style:font-size-complex="12pt" style:font-weight-complex="normal"/>
    </style:style>
    <style:style style:name="T68" style:family="text">
      <style:text-properties style:text-position="0% 100%" style:font-name="DejaVu Serif1" fo:font-size="12pt" fo:language="it" fo:country="IT" style:text-underline-style="none" fo:font-weight="normal" style:font-name-asian="DejaVu Serif1" style:font-size-asian="10.5pt" style:font-weight-asian="normal" style:font-name-complex="DejaVu Serif1" style:font-size-complex="12pt" style:font-weight-complex="normal"/>
    </style:style>
    <style:style style:name="T69" style:family="text">
      <style:text-properties style:text-position="0% 100%" style:font-name="DejaVu Serif1" fo:font-size="12pt" fo:language="it" fo:country="IT" style:text-underline-style="none" fo:font-weight="bold" style:font-name-asian="DejaVu Serif1" style:font-size-asian="10.5pt" style:font-weight-asian="bold" style:font-name-complex="DejaVu Serif1" style:font-size-complex="12pt" style:font-weight-complex="bold"/>
    </style:style>
    <style:style style:name="T70" style:family="text">
      <style:text-properties style:text-position="sub 58%"/>
    </style:style>
    <style:style style:name="T71" style:family="text">
      <style:text-properties style:text-position="sub 58%" style:font-name="DejaVu Serif1" style:text-underline-style="none" style:font-name-asian="DejaVu Serif1" style:font-name-complex="DejaVu Serif1"/>
    </style:style>
    <style:style style:name="T72" style:family="text">
      <style:text-properties style:text-position="sub 58%" style:font-name="DejaVu Serif1" style:text-underline-style="none" fo:font-weight="normal" style:font-name-asian="DejaVu Serif1" style:font-weight-asian="normal" style:font-name-complex="DejaVu Serif1" style:font-weight-complex="normal"/>
    </style:style>
    <style:style style:name="T73" style:family="text">
      <style:text-properties style:text-position="sub 58%" style:font-name="DejaVu Serif1" style:text-underline-style="none" fo:font-weight="normal" officeooo:rsid="0023306f" style:font-name-asian="DejaVu Serif1" style:font-weight-asian="normal" style:font-name-complex="DejaVu Serif1" style:font-weight-complex="normal"/>
    </style:style>
    <style:style style:name="T74" style:family="text">
      <style:text-properties style:text-position="sub 58%" style:font-name="DejaVu Serif1" style:text-underline-style="none" fo:font-weight="normal" officeooo:rsid="00250420" style:font-name-asian="DejaVu Serif1" style:font-weight-asian="normal" style:font-name-complex="DejaVu Serif1" style:font-weight-complex="normal"/>
    </style:style>
    <style:style style:name="T75" style:family="text">
      <style:text-properties style:text-position="sub 58%" style:font-name="DejaVu Serif1" style:font-name-asian="DejaVu Serif1" style:font-name-complex="DejaVu Serif1"/>
    </style:style>
    <style:style style:name="T76" style:family="text">
      <style:text-properties style:text-underline-style="none"/>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01b289b" style:font-weight-asian="bold" style:font-weight-complex="bold"/>
    </style:style>
    <style:style style:name="T79" style:family="text">
      <style:text-properties style:text-underline-style="none" fo:font-weight="bold" officeooo:rsid="001db703" style:font-weight-asian="bold" style:font-weight-complex="bold"/>
    </style:style>
    <style:style style:name="T80" style:family="text">
      <style:text-properties style:text-underline-style="none" fo:font-weight="bold" officeooo:rsid="0035984c" style:font-weight-asian="bold" style:font-weight-complex="bold"/>
    </style:style>
    <style:style style:name="T81" style:family="text">
      <style:text-properties style:text-underline-style="none" fo:font-weight="bold" officeooo:rsid="00376586" style:font-weight-asian="bold" style:font-weight-complex="bold"/>
    </style:style>
    <style:style style:name="T82" style:family="text">
      <style:text-properties style:text-underline-style="none" fo:font-weight="bold" officeooo:rsid="001149fc" style:font-name-asian="DejaVu Sans1" style:font-weight-asian="bold" style:font-name-complex="Noto Sans Devanagari" style:font-weight-complex="bold"/>
    </style:style>
    <style:style style:name="T83" style:family="text">
      <style:text-properties style:text-underline-style="none" fo:font-weight="bold" officeooo:rsid="0012da30" style:font-name-asian="DejaVu Sans1" style:font-weight-asian="bold" style:font-name-complex="Noto Sans Devanagari" style:font-weight-complex="bold"/>
    </style:style>
    <style:style style:name="T84" style:family="text">
      <style:text-properties style:text-underline-style="none" officeooo:rsid="001b289b"/>
    </style:style>
    <style:style style:name="T85" style:family="text">
      <style:text-properties style:text-underline-style="none" officeooo:rsid="001cd3e8"/>
    </style:style>
    <style:style style:name="T86" style:family="text">
      <style:text-properties style:text-underline-style="none" officeooo:rsid="001db703"/>
    </style:style>
    <style:style style:name="T87" style:family="text">
      <style:text-properties style:text-underline-style="none" officeooo:rsid="00240759"/>
    </style:style>
    <style:style style:name="T88" style:family="text">
      <style:text-properties style:text-underline-style="none" officeooo:rsid="0034a604"/>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3a97c5" style:font-weight-asian="normal" style:font-weight-complex="normal"/>
    </style:style>
    <style:style style:name="T91" style:family="text">
      <style:text-properties style:text-underline-style="none" officeooo:rsid="0035984c"/>
    </style:style>
    <style:style style:name="T92" style:family="text">
      <style:text-properties style:text-underline-style="none" officeooo:rsid="00376586"/>
    </style:style>
    <style:style style:name="T93" style:family="text">
      <style:text-properties officeooo:rsid="001b289b"/>
    </style:style>
    <style:style style:name="T9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Linguaggi</text:p>
      <text:p text:style-name="P40"/>
      <text:p text:style-name="P40">Un <text:span text:style-name="T17">alfabeto </text:span>e' un insieme finito di elementi chiamati lettere o simboli (esempio: alfabeto binario <text:span text:style-name="T1">Σ</text:span>={0,1}).</text:p>
      <text:p text:style-name="P40"/>
      <text:p text:style-name="P40">Una <text:span text:style-name="T17">stringa</text:span> s su un alfabeto e' una sequenza finita di simboli appartenenti all'alfabeto (esempio: stringa s su alfabeto binario <text:span text:style-name="T1">Σ </text:span><text:s/>“011011”).</text:p>
      <text:p text:style-name="P40"/>
      <text:p text:style-name="P41">Operazioni sulle stringhe:</text:p>
      <text:list xml:id="list670414303" text:style-name="L1">
        <text:list-item>
          <text:p text:style-name="P44"><text:span text:style-name="T19">Chiusura di Klenee</text:span>: insieme di tutte le possibili stringhe sull'alfabeto </text:p>
        </text:list-item>
      </text:list>
      <text:p text:style-name="P40"><text:tab/>(esempio: A* e' l'insieme finito di tutte le stringhe realizzabili con l'alfabeto <text:tab/>A, A*={Ø,1,0,101,1111,…}).</text:p>
      <text:list xml:id="list1824803126" text:style-name="L2">
        <text:list-item>
          <text:p text:style-name="P45"><text:span text:style-name="T19">Concatenazione</text:span>: appendere una stringa ad un altra, a partire dalle stringhe <text:span text:style-name="T18">a</text:span> e <text:span text:style-name="T18">b,</text:span><text:span text:style-name="T20"> otteniamo </text:span><text:span text:style-name="T21">la stringa ab </text:span>(e’ possibile anche fare concatenazioni esponenziali come a<text:span text:style-name="T22">n</text:span> ).</text:p>
        </text:list-item>
        <text:list-item>
          <text:p text:style-name="P45"><text:span text:style-name="T19">Sottostringa</text:span>: parte di simboli consecutivi di una stringa s.</text:p>
        </text:list-item>
      </text:list>
      <text:p text:style-name="P42"/>
      <text:p text:style-name="P42">L’insieme di tutte le stringhe che si possono ottenere dall’alfabeto <text:span text:style-name="T70"><text:s/></text:span><text:span text:style-name="T23">Σ, tranne la stringa vuota, viene indicato come <text:s/>Σ+.</text:span></text:p>
      <text:p text:style-name="P4"/>
      <text:p text:style-name="P43"><text:span text:style-name="T23">Un </text:span><text:span text:style-name="T24">linguaggio formale </text:span><text:span text:style-name="T25">L</text:span><text:span text:style-name="T24"> </text:span><text:span text:style-name="T25">e’ un insieme di stringhe s definite su un alfabeto Σ </text:span><text:span text:style-name="T26">(L</text:span><text:span text:style-name="T28">⊆</text:span><text:span text:style-name="T29">Σ</text:span><text:span text:style-name="T30">*</text:span><text:span text:style-name="T26">):</text:span></text:p>
      <text:list xml:id="list2030315706" text:style-name="L3">
        <text:list-item>
          <text:p text:style-name="P46"><text:span text:style-name="T26">G</text:span><text:span text:style-name="T25">li elementi dell’insieme L sono dette </text:span><text:span text:style-name="T24">parole.</text:span></text:p>
        </text:list-item>
      </text:list>
      <text:list xml:id="list2151396351" text:style-name="L4">
        <text:list-item>
          <text:p text:style-name="P47"><text:span text:style-name="T25">Gli elementi de</text:span><text:span text:style-name="T27">i costruitti logici realizzati con elementi </text:span><text:span text:style-name="T25">dell’insieme L sono definiti </text:span><text:span text:style-name="T24">simboli </text:span><text:span text:style-name="T25">o </text:span><text:span text:style-name="T24">token.</text:span></text:p>
        </text:list-item>
        <text:list-item>
          <text:p text:style-name="P52">Un linguaggio non contenente alcuna parola viene detto linguaggio vuoto.</text:p>
        </text:list-item>
      </text:list>
      <text:p text:style-name="P5"/>
      <text:p text:style-name="P5">Un <text:span text:style-name="T17">codice</text:span> sul linguaggio L e’ un insieme in cui ogni elemento e’ <text:span text:style-name="T77">interpretabile </text:span><text:span text:style-name="T76">solo in L</text:span>:</text:p>
      <text:list xml:id="list3819403862" text:style-name="L5">
        <text:list-item>
          <text:p text:style-name="P53">La particolarita’ del codice e’ che ogni elemento dell’insieme non e’ prefisso di altri elementi (esempio: {1,10} e’ un codice; {a, ab, ba, abba} non e’ un codice).</text:p>
        </text:list-item>
      </text:list>
      <text:p text:style-name="P6"/>
      <text:p text:style-name="P7"><text:span text:style-name="T76">Il modello formale che puo’ </text:span><text:span text:style-name="T77">riconoscere</text:span><text:span text:style-name="T76"> e </text:span><text:span text:style-name="T77">generare</text:span><text:span text:style-name="T76"> tutte e sole le stringhe di un linguaggio formale agisce come definizione di tale linguaggio:</text:span></text:p>
      <text:list xml:id="list487727284" text:style-name="L6">
        <text:list-item>
          <text:p text:style-name="P54">Approccio riconoscit<text:span text:style-name="T93">ivo</text:span><text:span text:style-name="T76">: qualora il linguaggio L, possessore di una logica di riconoscimento, venisse interpellato </text:span><text:span text:style-name="T84">da </text:span><text:span text:style-name="T76">un </text:span><text:span text:style-name="T77">algoritmo</text:span><text:span text:style-name="T76"> </text:span><text:span text:style-name="T84">che tenta tutte le</text:span><text:span text:style-name="T76"> parole </text:span><text:span text:style-name="T77">w </text:span><text:span text:style-name="T5">∈ </text:span><text:span text:style-name="T82">Σ</text:span><text:span text:style-name="T83">*</text:span><text:span text:style-name="T76">, il linguaggio L ammettera’ o neghera’ la presenza della parola w generata all’interno del linguaggio stesso.</text:span></text:p>
          <text:list>
            <text:list-item>
              <text:p text:style-name="P54"><text:span text:style-name="T76">I linguaggi con un riconoscitore si dicono </text:span><text:span text:style-name="T77">ricorsivi </text:span><text:span text:style-name="T76">o </text:span><text:span text:style-name="T77">de</text:span><text:span text:style-name="T80">c</text:span><text:span text:style-name="T77">i</text:span><text:span text:style-name="T80">d</text:span><text:span text:style-name="T77">ibili</text:span><text:span text:style-name="T76">.</text:span></text:p>
            </text:list-item>
          </text:list>
        </text:list-item>
        <text:list-item>
          <text:p text:style-name="P54">Approccio generativo<text:span text:style-name="T76">: viene definita una procedura in grado di estrarre tutte le parole w accettate dal linguaggio L.</text:span></text:p>
          <text:list>
            <text:list-item>
              <text:p text:style-name="P54"><text:span text:style-name="T76">Una classe di sistemi generativi sono le </text:span><text:span text:style-name="T77">grammatiche </text:span><text:span text:style-name="T78">formali</text:span><text:span text:style-name="T76">.</text:span></text:p>
            </text:list-item>
          </text:list>
        </text:list-item>
      </text:list>
      <text:p text:style-name="P16"/>
      <text:p text:style-name="P17"/>
      <text:p text:style-name="P8"><text:span text:style-name="T76">La gerarchia di Noam </text:span><text:span text:style-name="T77">Chomsky</text:span><text:span text:style-name="T76"> va a catalogare 4 tipi di grammatiche formali, che </text:span><text:span text:style-name="T85">generano </text:span><text:span text:style-name="T76">i linguaggi </text:span><text:span text:style-name="T85">formali:</text:span></text:p>
      <text:list xml:id="list2468561755" text:style-name="L7">
        <text:list-item>
          <text:p text:style-name="P55"><text:soft-page-break/>Tipo-0<text:span text:style-name="T76">: </text:span><text:span text:style-name="T77">Grammatiche illimitate</text:span><text:span text:style-name="T76">, include tutte le grammatiche formali, dunque genera tutti i linguaggi accettati dalla MdT. Questi linguaggi sono noti come lunguaggi ricorsivamente enumerabili.</text:span></text:p>
        </text:list-item>
        <text:list-item>
          <text:p text:style-name="P55">Tipo-1<text:span text:style-name="T76">: </text:span><text:span text:style-name="T77">Grammatiche dipendenti dal contesto</text:span><text:span text:style-name="T76">, il linguaggio si comporta come un automa lineare limitato, riconoscibile da una MdT non deterministica.</text:span></text:p>
        </text:list-item>
        <text:list-item>
          <text:p text:style-name="P55">Tipo-2<text:span text:style-name="T76">: </text:span><text:span text:style-name="T79">Grammatiche libere dal contesto</text:span><text:span text:style-name="T86">, il linguaggio si comporta come un automa a pila non deterministico. Questo tipo di grammatiche sono alla base di molti linguaggi di programmazione.</text:span></text:p>
        </text:list-item>
        <text:list-item>
          <text:p text:style-name="P56">Tipo-3<text:span text:style-name="T76">: </text:span><text:span text:style-name="T77">Grammatiche regolari</text:span><text:span text:style-name="T76">, generano linguaggi regolari che sono tutti quei linguaggi riconosciuti da un automa a stati finiti.</text:span></text:p>
        </text:list-item>
      </text:list>
      <text:p text:style-name="P18"/>
      <text:p text:style-name="P19">I linguaggi sono dunque un set di regole e segni che se combinati in maniera opportuna possono creare enunciati complessi. Si lavora su tre livelli:</text:p>
      <text:list xml:id="list2834355992" text:style-name="L8">
        <text:list-item>
          <text:p text:style-name="P57">Sintattico<text:span text:style-name="T76">: modalita’ di composizione degli enunciati.</text:span></text:p>
        </text:list-item>
        <text:list-item>
          <text:p text:style-name="P57">Semantico<text:span text:style-name="T76">: associazione degli elementi degli enunciati al loro significato.</text:span></text:p>
        </text:list-item>
        <text:list-item>
          <text:p text:style-name="P57">Pragmatico<text:span text:style-name="T76">: implicazioni e conseguenze di un enunciato.</text:span></text:p>
        </text:list-item>
      </text:list>
      <text:p text:style-name="P19"/>
      <text:p text:style-name="P1">Automi</text:p>
      <text:p text:style-name="P19"/>
      <text:p text:style-name="P9"><text:span text:style-name="T76">Un </text:span><text:span text:style-name="T77">automa a stati finiti </text:span><text:span text:style-name="T76">e’ un modello matematico di un sistema con ingressi ed uscite discreti, caratterizzato dalla presenza di un numero di </text:span><text:span text:style-name="T77">stati</text:span><text:span text:style-name="T76"> finiti in cui si puo’ trovare ad un determinato istante.</text:span></text:p>
      <text:p text:style-name="P9"><text:span text:style-name="T76">Lo stato corrente e’ individuabile dalla sequenza di passi effettuata per raggiungerlo. I passi si dicono </text:span><text:span text:style-name="T77">transizioni</text:span><text:span text:style-name="T76">.</text:span></text:p>
      <text:p text:style-name="P20">Se L e’ l’insieme di tutte le stringhe che la macchina M accetta, allora L e’ il linguaggio della macchina M.</text:p>
      <text:p text:style-name="P11"><text:span text:style-name="T76">Un linguaggio si dice </text:span><text:span text:style-name="T77">regolare </text:span><text:span text:style-name="T76">se e’ riconosciuto da qualche Automa a stati finiti deterministico o non deterministico (questo tipo di linguaggi formali si dicono </text:span><text:span text:style-name="T77">espressioni regolari</text:span><text:span text:style-name="T76">).</text:span></text:p>
      <text:p text:style-name="P21"/>
      <text:p text:style-name="P9"><text:span text:style-name="T76">Formalmente un automa finito </text:span><text:span text:style-name="T87">deterministico </text:span><text:span text:style-name="T76">M su un alfabeto </text:span><text:span text:style-name="T3">∑</text:span><text:span text:style-name="T7"> e’ una </text:span><text:span text:style-name="T6">quintupla</text:span><text:span text:style-name="T7">:</text:span></text:p>
      <text:p text:style-name="P10"><text:span text:style-name="T3">M = {K, ∑, δ, q</text:span><text:span text:style-name="T71">0</text:span><text:span text:style-name="T3">, F}</text:span></text:p>
      <text:list xml:id="list2579290023" text:style-name="L9">
        <text:list-item>
          <text:p text:style-name="P58"><text:span text:style-name="T2">K:</text:span><text:span text:style-name="T3"> un insieme finito e non vuoto di stati in cui si puo’ trovare M.</text:span></text:p>
        </text:list-item>
        <text:list-item>
          <text:p text:style-name="P58"><text:span text:style-name="T2">∑</text:span><text:span text:style-name="T3">: un alfabeto finito di simboli che l’automa accetta in ingresso.</text:span></text:p>
        </text:list-item>
        <text:list-item>
          <text:p text:style-name="P58"><text:span text:style-name="T2">δ</text:span><text:span text:style-name="T3">: la funzione di transizione di stato: K x ∑ → K.</text:span></text:p>
          <text:list>
            <text:list-item>
              <text:p text:style-name="P59"><text:span text:style-name="T3">La superclasse degli automi a stati finiti </text:span><text:span text:style-name="T5">non deterministici </text:span><text:span text:style-name="T3">implica che la funzione di transizione abbia come codominio un sottonsieme di K.</text:span></text:p>
            </text:list-item>
          </text:list>
        </text:list-item>
        <text:list-item>
          <text:p text:style-name="P58"><text:span text:style-name="T2">q</text:span><text:span text:style-name="T75">0</text:span><text:span text:style-name="T2"> ∈ K</text:span><text:span text:style-name="T3">: lo stato iniziale dell’automa.</text:span></text:p>
        </text:list-item>
        <text:list-item>
          <text:p text:style-name="P58"><text:span text:style-name="T2">F ⊆ </text:span><text:span text:style-name="T3">K: l’insieme degli stati finali.</text:span></text:p>
        </text:list-item>
      </text:list>
      <text:p text:style-name="P9"/>
      <text:p text:style-name="P22">Proprieta’ degli automi:</text:p>
      <text:list xml:id="list3234841839" text:style-name="L10">
        <text:list-item>
          <text:p text:style-name="P63"><text:span text:style-name="T3">Dinamicita’</text:span><text:span text:style-name="T8">: evoluzione attraverso differenti stati.</text:span></text:p>
        </text:list-item>
        <text:list-item>
          <text:p text:style-name="P63"><text:span text:style-name="T3">Discretezza</text:span><text:span text:style-name="T8">: le variabili d’ingresso e gli stati dell’automa possono essere espressi con valori discreti.</text:span></text:p>
        </text:list-item>
        <text:list-item>
          <text:p text:style-name="P63"><text:soft-page-break/><text:span text:style-name="T3">Simboli finiti</text:span><text:span text:style-name="T8">: il numero dei simboli d’ingresso e di stati possono essere espressi con numeri finiti.</text:span></text:p>
        </text:list-item>
      </text:list>
      <text:p text:style-name="P22"/>
      <text:p text:style-name="P15"><text:span text:style-name="T8">Autom</text:span><text:span text:style-name="T9">i con </text:span><text:span text:style-name="T4">ouptut</text:span><text:span text:style-name="T9">:</text:span></text:p>
      <text:list xml:id="list4244604987" text:style-name="L11">
        <text:list-item>
          <text:p text:style-name="P48"><text:span text:style-name="T37">Automa di Moore</text:span><text:span text:style-name="T32">: </text:span><text:span text:style-name="T33">M = {K, ∑</text:span><text:span text:style-name="T74">i</text:span><text:span text:style-name="T33">, ∑</text:span><text:span text:style-name="T74">O</text:span><text:span text:style-name="T32">,</text:span><text:span text:style-name="T33"> δ, q</text:span><text:span text:style-name="T73">0</text:span><text:span text:style-name="T33">, </text:span><text:span text:style-name="T32">G</text:span><text:span text:style-name="T33">}</text:span></text:p>
          <text:list>
            <text:list-item>
              <text:p text:style-name="P48"><text:span text:style-name="T33">∑</text:span><text:span text:style-name="T74">O</text:span><text:span text:style-name="T32"> e’ l’alfabeto delle uscite.</text:span></text:p>
            </text:list-item>
            <text:list-item>
              <text:p text:style-name="P49"><text:span text:style-name="T31">G e’ la funzione di uscita: <text:s/></text:span><text:span text:style-name="T33">K → ∑</text:span><text:span text:style-name="T72">O </text:span><text:span text:style-name="T31"><text:s/>(l’uscita dipende dalla </text:span><text:span text:style-name="T35">posizione</text:span><text:span text:style-name="T31"> in K).</text:span></text:p>
            </text:list-item>
          </text:list>
        </text:list-item>
        <text:list-item>
          <text:p text:style-name="P85"><text:span text:style-name="T12">Automa di Mealy</text:span><text:span text:style-name="T8">:</text:span></text:p>
          <text:list>
            <text:list-item>
              <text:p text:style-name="P85"><text:span text:style-name="T8">G e’ la funzione di uscita: </text:span><text:span text:style-name="T10">K x ∑</text:span><text:span text:style-name="T72">i</text:span><text:span text:style-name="T10"> → ∑</text:span><text:span text:style-name="T72">O </text:span><text:span text:style-name="T8">(l’uscita dipende </text:span><text:span text:style-name="T5">dalla</text:span><text:span text:style-name="T8"> </text:span><text:span text:style-name="T5">posizione</text:span><text:span text:style-name="T8"> in K e </text:span><text:span text:style-name="T5">dall’ingresso</text:span><text:span text:style-name="T8"> </text:span><text:span text:style-name="T10">∑</text:span><text:span text:style-name="T72">i</text:span><text:span text:style-name="T8">).</text:span></text:p>
            </text:list-item>
          </text:list>
        </text:list-item>
      </text:list>
      <text:p text:style-name="P23"/>
      <text:p text:style-name="P23"/>
      <text:p text:style-name="P2">Macchina di Turing</text:p>
      <text:p text:style-name="P24"/>
      <text:p text:style-name="P34"><text:span text:style-name="T5">Struttura </text:span><text:span text:style-name="T8">della Macchina di Turing:</text:span></text:p>
      <text:list xml:id="list3066860631" text:style-name="L12">
        <text:list-item>
          <text:p text:style-name="P86"><text:span text:style-name="T12">Dispositivo di controllo</text:span><text:span text:style-name="T8">: macchina a stati finiti con un nastro potenzialmente infinito.</text:span></text:p>
        </text:list-item>
        <text:list-item>
          <text:p text:style-name="P86"><text:span text:style-name="T12">Testina</text:span><text:span text:style-name="T8">: </text:span></text:p>
          <text:list>
            <text:list-item>
              <text:p text:style-name="P72">Agisce sul nastro.</text:p>
            </text:list-item>
            <text:list-item>
              <text:p text:style-name="P72">Puo’ muoversi in entrambe le direzioni.</text:p>
            </text:list-item>
            <text:list-item>
              <text:p text:style-name="P72">Puo’ leggere e scrivere in ogni cella del nastro secondo un alfabeto predefinito.</text:p>
            </text:list-item>
          </text:list>
        </text:list-item>
        <text:list-item>
          <text:p text:style-name="P86"><text:span text:style-name="T12">Celle del nastro</text:span><text:span text:style-name="T8">: possono contenere o non contenere dei simboli dell’alfabeto predefinito.</text:span></text:p>
        </text:list-item>
      </text:list>
      <text:p text:style-name="P24"/>
      <text:p text:style-name="P34"><text:span text:style-name="T5">Operazioni </text:span><text:span text:style-name="T8">della Macchina di Turing:</text:span></text:p>
      <text:list xml:id="list1736871843" text:style-name="L13">
        <text:list-item>
          <text:p text:style-name="P50"><text:span text:style-name="T38">T</text:span><text:span text:style-name="T36">estina:</text:span></text:p>
          <text:list>
            <text:list-item>
              <text:p text:style-name="P51"><text:span text:style-name="T38">Spostamento</text:span><text:span text:style-name="T34">: di una posizione per volta verso destra o verso sinistra.</text:span></text:p>
            </text:list-item>
            <text:list-item>
              <text:p text:style-name="P87"><text:span text:style-name="T12">Lettura e Scrittura</text:span><text:span text:style-name="T8">: di un simbolo nella cella che si trova all’istante t sotto al testina.</text:span></text:p>
            </text:list-item>
          </text:list>
        </text:list-item>
        <text:list-item>
          <text:p text:style-name="P88"><text:span text:style-name="T13">Dispositivo di controllo</text:span><text:span text:style-name="T11">: </text:span><text:span text:style-name="T8">in ogni istante t si trova in uno stato tra un insieme finito di stati, </text:span><text:span text:style-name="T11">e a</text:span><text:span text:style-name="T8"> seconda del simbolo letto:</text:span></text:p>
          <text:list>
            <text:list-item>
              <text:p text:style-name="P73">Cambia stato.</text:p>
            </text:list-item>
            <text:list-item>
              <text:p text:style-name="P73">Esegue un’azione tra lettura e scrittura.</text:p>
            </text:list-item>
          </text:list>
        </text:list-item>
      </text:list>
      <text:p text:style-name="P25"/>
      <text:p text:style-name="P35"><text:span text:style-name="T8">Definizione formale dell’</text:span><text:span text:style-name="T5">operazione di transizione </text:span><text:span text:style-name="T8">di stato della Macchina di Turing:</text:span></text:p>
      <text:p text:style-name="P26">MdT: {s, i, S(s,i), I(s,i), V(s,i)}</text:p>
      <text:list xml:id="list1774880616" text:style-name="L14">
        <text:list-header>
          <text:p text:style-name="P74"/>
        </text:list-header>
        <text:list-item>
          <text:p text:style-name="P89"><text:span text:style-name="T12">s</text:span><text:span text:style-name="T8">: lo stato della macchina all’istante presente.</text:span></text:p>
        </text:list-item>
        <text:list-item>
          <text:p text:style-name="P89"><text:span text:style-name="T12">i</text:span><text:span text:style-name="T8">: il simbolo letto all’istante presente.</text:span></text:p>
        </text:list-item>
        <text:list-item>
          <text:p text:style-name="P89"><text:span text:style-name="T12">S(s,i)</text:span><text:span text:style-name="T8">: lo stao della macchina all’istante successivo.</text:span></text:p>
        </text:list-item>
        <text:list-item>
          <text:p text:style-name="P89"><text:span text:style-name="T12">I(s,i)</text:span><text:span text:style-name="T8">: il simbolo scritto dalla macchina all’istante successivo.</text:span></text:p>
        </text:list-item>
        <text:list-item>
          <text:p text:style-name="P89"><text:span text:style-name="T12">V(s,i)</text:span><text:span text:style-name="T8">: il verso del movimento della macchina (destra o sinistra).</text:span></text:p>
        </text:list-item>
      </text:list>
      <text:p text:style-name="P27"/>
      <text:p text:style-name="P36"><text:soft-page-break/><text:span text:style-name="T8">La macchina di Turing </text:span><text:span text:style-name="T5">universale </text:span><text:span text:style-name="T8">e’ un particolare tipo di Macchina di Turing in grado di emulare il comportamento di qualsiasi Macchina di Turing. Non e’ altro che il modello ideale di calcolatore </text:span><text:span text:style-name="T5">programmabile</text:span><text:span text:style-name="T8">.</text:span></text:p>
      <text:p text:style-name="P28"/>
      <text:p text:style-name="P28"/>
      <text:p text:style-name="P29">Architettura di un elaboratore</text:p>
      <text:p text:style-name="P29"/>
      <text:p text:style-name="P37"><text:span text:style-name="T8">La macchina di </text:span><text:span text:style-name="T5">Von Neumann </text:span><text:span text:style-name="T8">e’ l’interpretazione concreta della Macchina di Turing universale, ed e’ composta da:</text:span></text:p>
      <text:list xml:id="list10535645" text:style-name="L15">
        <text:list-item>
          <text:p text:style-name="P90"><text:span text:style-name="T15">CPU</text:span><text:span text:style-name="T12">.</text:span></text:p>
        </text:list-item>
        <text:list-item>
          <text:p text:style-name="P90"><text:span text:style-name="T15">Memoria centrale</text:span><text:span text:style-name="T12">.</text:span></text:p>
        </text:list-item>
        <text:list-item>
          <text:p text:style-name="P90"><text:span text:style-name="T15">Dispositivi di input e output</text:span><text:span text:style-name="T12">.</text:span></text:p>
        </text:list-item>
        <text:list-item>
          <text:p text:style-name="P90"><text:span text:style-name="T15">Bus di sistema</text:span><text:span text:style-name="T12">:</text:span></text:p>
          <text:list>
            <text:list-item>
              <text:p text:style-name="P75">Bus di Controllo</text:p>
            </text:list-item>
            <text:list-item>
              <text:p text:style-name="P75">Bus degli Indirizzi</text:p>
            </text:list-item>
            <text:list-item>
              <text:p text:style-name="P75">Bus dei Dati</text:p>
            </text:list-item>
          </text:list>
        </text:list-item>
      </text:list>
      <text:p text:style-name="P29"/>
      <text:p text:style-name="P38"><text:span text:style-name="T16">Funzionamento </text:span><text:span text:style-name="T12">della CPU:</text:span></text:p>
      <text:list xml:id="list883698013" text:style-name="L16">
        <text:list-item>
          <text:p text:style-name="P91"><text:span text:style-name="T15">Fase di fetch</text:span><text:span text:style-name="T12">:</text:span></text:p>
          <text:list>
            <text:list-item>
              <text:p text:style-name="P76">Il contenuto del Program Counter viene trasferito attraverso il Bus degli indirizzi al Registro degli Indirizzi della Memoria Centrale. Attraverso il Bus di Controllo viene specificata l’operazione di lettura.</text:p>
            </text:list-item>
            <text:list-item>
              <text:p text:style-name="P91"><text:span text:style-name="T12">La Memoria centrale esegue la lettura: il contenuto della cella specificata nel Registro degli Indirizzi </text:span><text:span text:style-name="T14">viene copiato nel registro dati della memoria.</text:span></text:p>
            </text:list-item>
            <text:list-item>
              <text:p text:style-name="P77">Attraverso il Bus Dati viene trasferita la nuova istruzione nell’Instruction Register.</text:p>
            </text:list-item>
            <text:list-item>
              <text:p text:style-name="P77">Viene incrementato di 1 il valore del Program Counter (in caso di salto verra’ immesso un altro valore).</text:p>
            </text:list-item>
          </text:list>
        </text:list-item>
        <text:list-item>
          <text:p text:style-name="P92"><text:span text:style-name="T15">Fase di decode</text:span><text:span text:style-name="T12">: </text:span></text:p>
          <text:list>
            <text:list-item>
              <text:p text:style-name="P77">L’Instruction Register recupera l’operazione da effettuare (attraverso il codice operativo).</text:p>
            </text:list-item>
          </text:list>
        </text:list-item>
        <text:list-item>
          <text:p text:style-name="P92"><text:span text:style-name="T15">Fase di execute</text:span><text:span text:style-name="T12">:</text:span></text:p>
          <text:list>
            <text:list-item>
              <text:p text:style-name="P77">Viene eseguita l’operazione sul bus dedicato in base al tipo di operazione da effettuare.</text:p>
            </text:list-item>
          </text:list>
        </text:list-item>
      </text:list>
      <text:p text:style-name="P30"/>
      <text:p text:style-name="P3">Algoritmi</text:p>
      <text:p text:style-name="P30"/>
      <text:p text:style-name="P31">Una macchina e’ in grado di risolvere piu’ problemi a patto di elencarne i passi da seguire per farlo. Nasce quindi una disciplina che mira ad individuare il <text:span text:style-name="T17">procedimento di calcolo</text:span> che consente la risoluzione del problema.</text:p>
      <text:p text:style-name="P31">L’algoritmo e’ una sequenza finita di istruzioni elementari che devono verificarsi in maniera ordinata per risolvere una data classe di problemi.</text:p>
      <text:p text:style-name="P31"/>
      <text:p text:style-name="P31">Proprieta’ degli algoritmi:</text:p>
      <text:list xml:id="list3643283108" text:style-name="L17">
        <text:list-item>
          <text:p text:style-name="P60">Definito<text:span text:style-name="T76">: ogni passo e’ precisamente definito, rigoroso e non ambiguo.</text:span></text:p>
        </text:list-item>
        <text:list-item>
          <text:p text:style-name="P60"><text:soft-page-break/>Correttezza<text:span text:style-name="T76">: l’esecuzione dell’algoritmo porta realmente alla soluzione del problema dato.</text:span></text:p>
        </text:list-item>
        <text:list-item>
          <text:p text:style-name="P60">Efficienza<text:span text:style-name="T76">: quanto “costa” l’algoritmo in termini di risorse consumate.</text:span></text:p>
        </text:list-item>
        <text:list-item>
          <text:p text:style-name="P60">Finitezza<text:span text:style-name="T76">: l’algoritmo deve terminare in un tempo finito.</text:span></text:p>
        </text:list-item>
      </text:list>
      <text:p text:style-name="P32"/>
      <text:p text:style-name="P32"/>
      <text:p text:style-name="P12"><text:span text:style-name="T76">Dato, dunque, un problema si effettua un’</text:span><text:span text:style-name="T77">analisi</text:span><text:span text:style-name="T76"> che porta alla risoluzione del problema mediante un algoritmo.</text:span></text:p>
      <text:p text:style-name="P12"><text:span text:style-name="T76">Si procede dunque con la realizzazione, attraverso la </text:span><text:span text:style-name="T77">programmazione</text:span><text:span text:style-name="T76">, di un programma in grado di ricalcare i passi definiti dall’algoritmo.</text:span></text:p>
      <text:p text:style-name="P12"><text:span text:style-name="T76">Infine, tramite un </text:span><text:span text:style-name="T77">esecutore</text:span><text:span text:style-name="T76"> in grado di comprendere il linguaggio del programma, si avvia il programma e si ottengono i risultati del problema.</text:span></text:p>
      <text:p text:style-name="P78"/>
      <text:p text:style-name="P13"><text:span text:style-name="T76">Formulazione di un problema </text:span><text:span text:style-name="T88">(analisi dei requisiti)</text:span><text:span text:style-name="T76">:</text:span></text:p>
      <text:list xml:id="list1724549029" text:style-name="L18">
        <text:list-item>
          <text:p text:style-name="P79"><text:span text:style-name="T19">Input</text:span>: Individuazione dei dati d’ingresso.</text:p>
        </text:list-item>
        <text:list-item>
          <text:p text:style-name="P79"><text:span text:style-name="T19">Output</text:span>: Individuazione dei risultati desiderati.</text:p>
        </text:list-item>
        <text:list-item>
          <text:p text:style-name="P79"><text:span text:style-name="T19">Soluzione</text:span>: Individuazione dell’algoritmo di risoluzione.</text:p>
        </text:list-item>
      </text:list>
      <text:p text:style-name="P33"/>
      <text:p text:style-name="P33">Specificando i dati d’ingresso si definisce un’<text:span text:style-name="T17">istanza</text:span> del problema:</text:p>
      <text:list xml:id="list1421076719" text:style-name="L19">
        <text:list-item>
          <text:p text:style-name="P80"><text:span text:style-name="T19">Problema</text:span>: Dato un numero naturale n calcolare la somma dei primi n naturali.</text:p>
        </text:list-item>
        <text:list-item>
          <text:p text:style-name="P61">Istanza<text:span text:style-name="T76">: risolvere il problema per n=12.</text:span></text:p>
        </text:list-item>
      </text:list>
      <text:p text:style-name="P33"/>
      <text:p text:style-name="P33"/>
      <text:p text:style-name="P14"><text:span text:style-name="T76">La </text:span><text:span text:style-name="T80">de</text:span><text:span text:style-name="T81">cidib</text:span><text:span text:style-name="T80">ilita</text:span><text:span text:style-name="T77">’ </text:span><text:span text:style-name="T91">di un problema e’ legata alla de</text:span><text:span text:style-name="T92">cidib</text:span><text:span text:style-name="T91">ilita’ d</text:span><text:span text:style-name="T92">el </text:span><text:span text:style-name="T91">linguaggio </text:span><text:span text:style-name="T92">con cui e’ espresso. La rappresentazione univoca degli input e’ la prova della </text:span><text:span text:style-name="T91">de</text:span><text:span text:style-name="T92">cidib</text:span><text:span text:style-name="T91">ilita</text:span><text:span text:style-name="T92">’ del problema.</text:span></text:p>
      <text:p text:style-name="P82">Un problema di decisone si dice:</text:p>
      <text:list xml:id="list1859730755" text:style-name="L20">
        <text:list-item>
          <text:p text:style-name="P62">Decidibile<text:span text:style-name="T76">: se il linguaggio e’ decidibile.</text:span></text:p>
        </text:list-item>
        <text:list-item>
          <text:p text:style-name="P62">Semidecidibile<text:span text:style-name="T76">: se il linguaggio e’ Turing riconoscibile.</text:span></text:p>
        </text:list-item>
        <text:list-item>
          <text:p text:style-name="P62">Indecidibile<text:span text:style-name="T76">: se il linguaggio non e’ decidibile.</text:span></text:p>
        </text:list-item>
      </text:list>
      <text:p text:style-name="P82"/>
      <text:p text:style-name="P82">Esistono dunque dei problemi non risolvibili da un computer, in particolare i problemi con autoreferenza sono spesso indecidibili.</text:p>
      <text:p text:style-name="P82"/>
      <text:p text:style-name="P82">Problema dell’appartenenza di una stringa ad un linguaggio:</text:p>
      <text:list xml:id="list3869129738" text:style-name="L21">
        <text:list-item>
          <text:p text:style-name="P83">Il numero di linguaggi diversi su un alfabeto non e’ numerabile.</text:p>
        </text:list-item>
        <text:list-item>
          <text:p text:style-name="P83">I programmi (stringhe finite su un alfabeto) sono numerabili.</text:p>
        </text:list-item>
        <text:list-item>
          <text:p text:style-name="P83">Quindi esistono infinitamente piu’ linguaggi che programmi.</text:p>
        </text:list-item>
        <text:list-item>
          <text:p text:style-name="P83">Problemi indecidibili (Godel 1931).</text:p>
        </text:list-item>
      </text:list>
      <text:p text:style-name="P82"/>
      <text:p text:style-name="P82">Problema del barbiere di Russell:</text:p>
      <text:list xml:id="list2707644550" text:style-name="L22">
        <text:list-item>
          <text:p text:style-name="P84">In un paese vive un solo barbiere sempre sbarbato che rade tutti gli uomini del villaggio che non si radono da soli.</text:p>
        </text:list-item>
        <text:list-item>
          <text:p text:style-name="P84">Il barbiere si rade da solo?</text:p>
        </text:list-item>
        <text:list-item>
          <text:p text:style-name="P64"><text:span text:style-name="T89">C’e’ una possibilita’ di </text:span><text:span text:style-name="T76">autoreferenza </text:span><text:span text:style-name="T89">dunque il problema e’ indecidibile.</text:span></text:p>
        </text:list-item>
      </text:list>
      <text:p text:style-name="P65"><text:span text:style-name="T89"/></text:p>
      <text:p text:style-name="P66"><text:soft-page-break/><text:span text:style-name="T89">La </text:span><text:span text:style-name="T76">riducibilita’ </text:span><text:span text:style-name="T89">e’ un metodo per convertire l’istanza di un problema A in un’istanza di un problma B e utilizzare la soluzione di quest’ultimo per ottenere la soluzione A. La riducibilita’ e’ anche uno dei metodi principali per dimostrare che un problema non e’ computazionalmente decidibile.</text:span></text:p>
      <text:p text:style-name="P66"><text:span text:style-name="T89">Quando A e’ riducibile a B allora:</text:span></text:p>
      <text:list xml:id="list997734242" text:style-name="L23">
        <text:list-item>
          <text:p text:style-name="P67"><text:span text:style-name="T89">Risolvere A non puo’ essere piu’ difficle di risolvere B.</text:span></text:p>
        </text:list-item>
        <text:list-item>
          <text:p text:style-name="P67"><text:span text:style-name="T89">Risolvere B ci permette di ottenere la soluzione di A.</text:span></text:p>
        </text:list-item>
        <text:list-item>
          <text:p text:style-name="P67"><text:span text:style-name="T89">Se B e’ decidibile allora lo e’ anche A.</text:span></text:p>
        </text:list-item>
        <text:list-item>
          <text:p text:style-name="P67"><text:span text:style-name="T89">Se A non e’ decidibile allora non lo e’ neanche B.</text:span></text:p>
        </text:list-item>
      </text:list>
      <text:p text:style-name="P66"><text:span text:style-name="T89"/></text:p>
      <text:p text:style-name="P66"><text:span text:style-name="T89">La </text:span><text:span text:style-name="T76">calcolabilita’</text:span><text:span text:style-name="T89"> studia il confine tra problemi solubili e problemi insolubili, trattandone gli aspetti qualitativi. Fa uso di automi a stati, Macchine di Turing per dimostrare la presenza o l’assenza di algoritmi risolutori di una determinata classe di problemi.</text:span></text:p>
      <text:p text:style-name="P66"><text:span text:style-name="T89"/></text:p>
      <text:p text:style-name="P68"><text:span text:style-name="T89">La </text:span><text:span text:style-name="T76">complessita’</text:span><text:span text:style-name="T89"> e’ un indicatore di difficolta’ dei problemi. Analizzando i problemi solubili si cerca di quantificare le risorse in tempo e spazio necessarie per risolverlo in funzione delle sue dimensioni. </text:span></text:p>
      <text:p text:style-name="P68"><text:span text:style-name="T89">Complessita’ ed efficienza sono strettamente legate: </text:span><text:span text:style-name="T90">quest’ultima ha come parametri:</text:span></text:p>
      <text:list xml:id="list4227560846" text:style-name="L24">
        <text:list-item>
          <text:p text:style-name="P69"><text:span text:style-name="T94">Tempo</text:span><text:span text:style-name="T89">: quantita’ di tempo richiesto per trovare la soluzione (tempo di esecuzione):</text:span></text:p>
          <text:list>
            <text:list-item>
              <text:p text:style-name="P69"><text:span text:style-name="T89">Valutazione del tempo necessario per elaborare ogni istruzione elementare.</text:span></text:p>
            </text:list-item>
            <text:list-item>
              <text:p text:style-name="P69"><text:span text:style-name="T89">Valutazione del numero di volte che viene eseguita ogni istruzione elementare.</text:span></text:p>
            </text:list-item>
            <text:list-item>
              <text:p text:style-name="P69"><text:span text:style-name="T76">Profilazione </text:span><text:span text:style-name="T89">dell’algoritmo: misurazione del tempo totale impiegato escludendo il tepmo di caricamento e di generazione dell’output.</text:span></text:p>
            </text:list-item>
          </text:list>
        </text:list-item>
        <text:list-item>
          <text:p text:style-name="P69"><text:span text:style-name="T94">Spazio</text:span><text:span text:style-name="T89">: quantita’ di memoria richiesta per trovare la soluzione.</text:span></text:p>
        </text:list-item>
      </text:list>
      <text:p text:style-name="P70"><text:span text:style-name="T89"/></text:p>
      <text:p text:style-name="P70"><text:span text:style-name="T89"/></text:p>
      <text:p text:style-name="P71"><text:span text:style-name="T89">Per valutare l’efficienza di un algoritmo serve un </text:span><text:span text:style-name="T76">modello di calcolo astratto</text:span><text:span text:style-name="T89"> con il quale definire una computazione algoritmica e dunque espirimere quantitativamente l’efficienza.</text:span></text:p>
      <text:p text:style-name="P71"><text:span text:style-name="T89">Con il modello di calcolo descriviamo le risorse utilizzare e il loro </text:span><text:span text:style-name="T76">costo</text:span><text:span text:style-name="T89">: consideriamo alcune operazioni elementari a costo unitario (il tempo di calcolo e’ proporzionale al numero di operazioni eseguite).</text:span></text:p>
      <text:p text:style-name="P71"><text:span text:style-name="T89">Il modello computazionale piu’ comunemente usato e’ la </text:span><text:span text:style-name="T76">RAM</text:span><text:span text:style-name="T89"> perche’ ricalca fedelmente il funzionamento di un processore (ogni istruzione viene eseguita in sequenza e richiede un suo tempo costante per l’esecuzione).</text:span></text:p>
      <text:p text:style-name="P112"><text:span text:style-name="T40">La RAM e’ costituita da 4 componenti:</text:span></text:p>
      <text:list xml:id="list115321590" text:style-name="L26">
        <text:list-item>
          <text:p text:style-name="P94"><text:span text:style-name="T45">Memoria</text:span><text:span text:style-name="T39">: costituita da una sequenza di locazioni 0,1,… capace di salvare un solo valore intero per volta. L’intero riferito alla locazione di memoria e’ il contenuto della locazione stessa.</text:span></text:p>
        </text:list-item>
        <text:list-item>
          <text:p text:style-name="P94"><text:span text:style-name="T45">Programma</text:span><text:span text:style-name="T39">: dato da una sequenza di istruzioni</text:span><text:span text:style-name="T41">(read, write, assegnazione, cicli di controllo)</text:span><text:span text:style-name="T39">.</text:span></text:p>
        </text:list-item>
        <text:list-item>
          <text:p text:style-name="P94"><text:span text:style-name="T45">File di input</text:span><text:span text:style-name="T39">: sequenza di valori consumati uno alla volta dall’istruzione “read”.</text:span></text:p>
        </text:list-item>
        <text:list-item>
          <text:p text:style-name="P94"><text:soft-page-break/><text:span text:style-name="T45">File di output</text:span><text:span text:style-name="T39">: sequenza di valori prodotti uno alla volta dall’istruzione “write”.</text:span></text:p>
        </text:list-item>
      </text:list>
      <text:p text:style-name="P95"><text:span text:style-name="T39"/></text:p>
      <text:p text:style-name="P96"><text:span text:style-name="T39">Il tempo di esecuzione di un algoritmo dipende sempre da quanto e’ grande l’input (dimensione dell’istanza).</text:span></text:p>
      <text:p text:style-name="P96"><text:span text:style-name="T39">La dimensione dell’istanza e’ proporzionale al numero di elementi che la costituiscono.</text:span></text:p>
      <text:p text:style-name="P96"><text:span text:style-name="T39"/></text:p>
      <text:p text:style-name="P93"><text:span text:style-name="T43">Misurazione delle risorse</text:span><text:span text:style-name="T39">:</text:span></text:p>
      <text:list xml:id="list2281017251" text:style-name="L27">
        <text:list-item>
          <text:p text:style-name="P113"><text:span text:style-name="T47">Tempo</text:span><text:span text:style-name="T42">:</text:span></text:p>
          <text:list>
            <text:list-item>
              <text:p text:style-name="P97"><text:span text:style-name="T43">Numero totale di operazioni elementari eseguite.</text:span></text:p>
            </text:list-item>
            <text:list-item>
              <text:p text:style-name="P97"><text:span text:style-name="T43">Indipendente dal tipo di macchina.</text:span></text:p>
            </text:list-item>
            <text:list-item>
              <text:p text:style-name="P97"><text:span text:style-name="T43">Tempo necessario uguale per tutte le operazioni.</text:span></text:p>
            </text:list-item>
          </text:list>
        </text:list-item>
        <text:list-item>
          <text:p text:style-name="P97"><text:span text:style-name="T46">Spazio</text:span><text:span text:style-name="T43">:</text:span></text:p>
          <text:list>
            <text:list-item>
              <text:p text:style-name="P97"><text:span text:style-name="T43">Quantita’ massima di informazioni da mantenere (escludendo dati iniziali e risultati).</text:span></text:p>
            </text:list-item>
          </text:list>
        </text:list-item>
        <text:list-item>
          <text:p text:style-name="P97"><text:span text:style-name="T46">Relazione spazio-tempo</text:span><text:span text:style-name="T43">: S </text:span><text:span text:style-name="T43">≤</text:span><text:span text:style-name="T43"> K x T.</text:span></text:p>
        </text:list-item>
      </text:list>
      <text:p text:style-name="P98"><text:span text:style-name="T43"/></text:p>
      <text:p text:style-name="P99"><text:span text:style-name="T43">Distinguiamo le casistiche:</text:span></text:p>
      <text:list xml:id="list2313433513" text:style-name="L28">
        <text:list-item>
          <text:p text:style-name="P100"><text:span text:style-name="T46">Caso migliore</text:span><text:span text:style-name="T43">: il piu’ breve tempo di esecuzione su tutti gli ingressi di dimensione n.</text:span></text:p>
        </text:list-item>
        <text:list-item>
          <text:p text:style-name="P100"><text:span text:style-name="T46">Caso medio</text:span><text:span text:style-name="T43">: la media di tempi di esecuzione su tutti gli ingressi di dimensione n.</text:span></text:p>
        </text:list-item>
        <text:list-item>
          <text:p text:style-name="P100"><text:span text:style-name="T46">Caso peggiore</text:span><text:span text:style-name="T43">: il piu’ lungo tempo di esecuzione su tutti gli ingressi di dimensione n.</text:span></text:p>
        </text:list-item>
      </text:list>
      <text:p text:style-name="P99"><text:span text:style-name="T43"/></text:p>
      <text:p text:style-name="P101"><text:span text:style-name="T43">La crescita del tempo di calcolo cresce all’aumentare della dimensione dell’istanza. La bonta’ di un algoritmo viene valutata rispetto al suo comportamento </text:span><text:span text:style-name="T44">asintotico</text:span><text:span text:style-name="T43">, ovvero quando la dimensione dell’istanza tende all’infinito.</text:span></text:p>
      <text:p text:style-name="P102"><text:span text:style-name="T43">Cio’ che interessa veramente non e’ la qualita’ precisa di risorse necessarie, ma sulla crescita di domanda di risorse col crescere della dimensione d’ingresso.</text:span></text:p>
      <text:p text:style-name="P102"><text:span text:style-name="T43"/></text:p>
      <text:p text:style-name="P102"><text:span text:style-name="T43"/></text:p>
      <text:p text:style-name="P103"><text:span text:style-name="T43">Per analizzare un algoritmo serve un modello della tecnologia sul quale verra’ realizzato, come la Macchina di Turing non deterministica (o con oracolo).</text:span></text:p>
      <text:p text:style-name="P103"><text:span text:style-name="T43">In particolare l’</text:span><text:span text:style-name="T44">oracolo</text:span><text:span text:style-name="T43"> e’ un modulo che ogni volta in cui la MdT si trova in una situazione per il quale deve compiere una scelta, “indovina” la scelta corretta.</text:span></text:p>
      <text:p text:style-name="P103"><text:span text:style-name="T43"/></text:p>
      <text:p text:style-name="P103"><text:span text:style-name="T43">La complessita’ di un’algoritmo fa riferimento a delle </text:span><text:span text:style-name="T44">classi</text:span><text:span text:style-name="T43">:</text:span></text:p>
      <text:list xml:id="list1981814985" text:style-name="L29">
        <text:list-item>
          <text:p text:style-name="P104"><text:span text:style-name="T46">Classe NP</text:span><text:span text:style-name="T43">: insieme dei problemi di decisione che possono essere risolti da una Macchina di Turing non deterministica in un tempo polinomiale.</text:span></text:p>
        </text:list-item>
        <text:list-item>
          <text:p text:style-name="P104"><text:span text:style-name="T46">Classe P</text:span><text:span text:style-name="T43">: insieme dei problemi di decisione che possono essere risolti da una Macchina di Turing deterministica in un tempo polinomiale.</text:span></text:p>
        </text:list-item>
      </text:list>
      <text:p text:style-name="P103"><text:span text:style-name="T43"/></text:p>
      <text:p text:style-name="P103"><text:span text:style-name="T43">Con </text:span><text:span text:style-name="T44">riducibilita’ polinomiale </text:span><text:span text:style-name="T43">si intende il confronto tra due classi di difficolta’ di due problemi e la conseguente verifica se un algoritmo noto per risolverne uno possa risolvere anche l’altro.</text:span></text:p>
      <text:p text:style-name="P103"><text:soft-page-break/><text:span text:style-name="T43">Esistono 3 classi di problemi:</text:span></text:p>
      <text:list xml:id="list4100070845" text:style-name="L30">
        <text:list-item>
          <text:p text:style-name="P105"><text:span text:style-name="T46">Problemi facili</text:span><text:span text:style-name="T43">: con complessita’ logaritmica o lineare.</text:span></text:p>
        </text:list-item>
        <text:list-item>
          <text:p text:style-name="P105"><text:span text:style-name="T46">Problemi trattabili</text:span><text:span text:style-name="T43">: con complessita’ polinomiale.</text:span></text:p>
        </text:list-item>
        <text:list-item>
          <text:p text:style-name="P105"><text:span text:style-name="T46">Problemi intrattabili</text:span><text:span text:style-name="T43">: fa parte della classe di complessita’ NP-completi, polinomialmente riducibili ad un problema che richiede una quantita’ esponenziale di tempo di calcolo.</text:span></text:p>
        </text:list-item>
      </text:list>
      <text:p text:style-name="P106"><text:span text:style-name="T43"/></text:p>
      <text:p text:style-name="P106"><text:span text:style-name="T43"/></text:p>
      <text:p text:style-name="P114"><text:span text:style-name="T43">Linguaggi di programmazione</text:span></text:p>
      <text:p text:style-name="P114"><text:span text:style-name="T43"/></text:p>
      <text:p text:style-name="P115"><text:span text:style-name="T49">Nel descrivere un algoritmo (in qualsiasi linguaggio, anche quello naturale) devo individuare:</text:span></text:p>
      <text:list xml:id="list3803660836" text:style-name="L31">
        <text:list-item>
          <text:p text:style-name="P118"><text:span text:style-name="T48">Le istruzioni operative.</text:span></text:p>
        </text:list-item>
        <text:list-item>
          <text:p text:style-name="P118"><text:span text:style-name="T48">Il controllo del flusso delle istruzioni.</text:span></text:p>
        </text:list-item>
      </text:list>
      <text:p text:style-name="P119"><text:span text:style-name="T48"/></text:p>
      <text:p text:style-name="P119"><text:span text:style-name="T48">Linguaggi per la descrizione di algoritmi:</text:span></text:p>
      <text:list xml:id="list945302394" text:style-name="L32">
        <text:list-item>
          <text:p text:style-name="P120"><text:span text:style-name="T61">Linguaggi informali</text:span><text:span text:style-name="T48">: linguaggio </text:span><text:span text:style-name="T57">naturale</text:span><text:span text:style-name="T48">, </text:span><text:span text:style-name="T50">ma troppo ambigui, vaghi e complicati per essere intesi da una macchina.</text:span></text:p>
        </text:list-item>
        <text:list-item>
          <text:p text:style-name="P120"><text:span text:style-name="T61">Linguaggi semi-formali</text:span><text:span text:style-name="T48">: pseudo codice, </text:span><text:span text:style-name="T57">flow chart</text:span><text:span text:style-name="T48"> </text:span><text:span text:style-name="T51">(</text:span><text:span text:style-name="T52">formalismi </text:span><text:span text:style-name="T51">grafici, </text:span><text:span text:style-name="T53">con il pregio di mettere in evidenza il control flow</text:span><text:span text:style-name="T51">)</text:span><text:span text:style-name="T48">, </text:span><text:span text:style-name="T50">o il piu’ recente </text:span><text:span text:style-name="T58">UML</text:span><text:span text:style-name="T50"> (Unified Modeling Language), pensati per un esecutore umano.</text:span></text:p>
        </text:list-item>
        <text:list-item>
          <text:p text:style-name="P120"><text:span text:style-name="T61">Linguaggi formali</text:span><text:span text:style-name="T48">: linguaggi di programmazione </text:span><text:span text:style-name="T53">(ad alto o basso livello, con differenti paradigmi)</text:span><text:span text:style-name="T48">, </text:span><text:span text:style-name="T50">pensati per esecutore automatico, il calcolatore.</text:span></text:p>
        </text:list-item>
      </text:list>
      <text:p text:style-name="P119"><text:span text:style-name="T48"/></text:p>
      <text:p text:style-name="P119"><text:span text:style-name="T48">Il linguaggio e’ un formalismo costituito da:</text:span></text:p>
      <text:list xml:id="list655500205" text:style-name="L33">
        <text:list-item>
          <text:p text:style-name="P121"><text:span text:style-name="T48">Insieme di </text:span><text:span text:style-name="T57">istruzioni</text:span><text:span text:style-name="T48"> primitive.</text:span></text:p>
        </text:list-item>
        <text:list-item>
          <text:p text:style-name="P121"><text:span text:style-name="T48">Insieme di </text:span><text:span text:style-name="T57">tipi di dato</text:span><text:span text:style-name="T48"> primitivi: interi, reali, caratteri, ecc</text:span></text:p>
        </text:list-item>
        <text:list-item>
          <text:p text:style-name="P121"><text:span text:style-name="T48">Insieme di </text:span><text:span text:style-name="T57">operazioni</text:span><text:span text:style-name="T48"> primitive: somma, sottrazione, ecc.</text:span></text:p>
        </text:list-item>
      </text:list>
      <text:p text:style-name="P119"><text:span text:style-name="T48"/></text:p>
      <text:p text:style-name="P122"><text:span text:style-name="T48">Variabili:</text:span></text:p>
      <text:list xml:id="list3758566942" text:style-name="L34">
        <text:list-item>
          <text:p text:style-name="P123"><text:span text:style-name="T48">Concetto di variabile come incognita matematica.</text:span></text:p>
        </text:list-item>
        <text:list-item>
          <text:p text:style-name="P123"><text:span text:style-name="T48">Gli algoritmi agiscono su contenitori di valori che possono variare.</text:span></text:p>
        </text:list-item>
        <text:list-item>
          <text:p text:style-name="P123"><text:span text:style-name="T48">Risiede nella RAM ed ha associato un identificatore ed una dimensione precisi.</text:span></text:p>
        </text:list-item>
        <text:list-item>
          <text:p text:style-name="P123"><text:span text:style-name="T48">La vita della variabile e’ definita in fase di programmazione e quasi mai in fase preliminare di analisi e scrittura dell’algoritmo.</text:span></text:p>
        </text:list-item>
      </text:list>
      <text:p text:style-name="P122"><text:span text:style-name="T48"/></text:p>
      <text:p text:style-name="P124"><text:span text:style-name="T48">Istruzioni:</text:span></text:p>
      <text:list xml:id="list4287522899" text:style-name="L35">
        <text:list-item>
          <text:p text:style-name="P125"><text:span text:style-name="T48">Manipolano le variabili.</text:span></text:p>
        </text:list-item>
        <text:list-item>
          <text:p text:style-name="P125"><text:span text:style-name="T48">Effettuano valutazioni sulle variabili che generano salti.</text:span></text:p>
        </text:list-item>
      </text:list>
      <text:p text:style-name="P124"><text:span text:style-name="T48"/></text:p>
      <text:p text:style-name="P124"><text:span text:style-name="T48">Costrutti elementari per la descrizione di un algoritmo:</text:span></text:p>
      <text:list xml:id="list376253137" text:style-name="L37">
        <text:list-item>
          <text:p text:style-name="P107"><text:span text:style-name="T63">Assegnamento</text:span><text:span text:style-name="T54">: assegna ad una variabile il risultato di un’operazione.</text:span></text:p>
        </text:list-item>
        <text:list-item>
          <text:p text:style-name="P108"><text:span text:style-name="T62">Decisione</text:span><text:span text:style-name="T48">: Specifica la condizione che deve eessere valutata in termini di predicato di verita’.</text:span></text:p>
        </text:list-item>
        <text:list-item>
          <text:p text:style-name="P108"><text:span text:style-name="T62">Salto</text:span><text:span text:style-name="T48">: Spostamento del flusso esecutivo.</text:span></text:p>
        </text:list-item>
        <text:list-item>
          <text:p text:style-name="P108"><text:span text:style-name="T48">(Decisione + Salto generano costrutti di ripetizione).</text:span></text:p>
        </text:list-item>
      </text:list>
      <text:p text:style-name="P109"><text:soft-page-break/><text:span text:style-name="T48">Descrizione di un algoritmo tramite flow chart:</text:span></text:p>
      <text:list xml:id="list4187384692" text:style-name="L38">
        <text:list-item>
          <text:p text:style-name="P110"><text:span text:style-name="T48">Assegnamenti racchiusi in </text:span><text:span text:style-name="T57">rettangoli</text:span><text:span text:style-name="T48">.</text:span></text:p>
        </text:list-item>
        <text:list-item>
          <text:p text:style-name="P110"><text:span text:style-name="T48">Decisioni racchiuse in </text:span><text:span text:style-name="T57">rombi</text:span><text:span text:style-name="T48">.</text:span></text:p>
        </text:list-item>
        <text:list-item>
          <text:p text:style-name="P110"><text:span text:style-name="T48">Flussi definiti da </text:span><text:span text:style-name="T57">frecce</text:span><text:span text:style-name="T48">.</text:span></text:p>
        </text:list-item>
        <text:list-item>
          <text:p text:style-name="P110"><text:span text:style-name="T48">Ripetizioni indicate da </text:span><text:span text:style-name="T57">loop</text:span><text:span text:style-name="T48"> (frecce con retroazione).</text:span></text:p>
        </text:list-item>
      </text:list>
      <text:p text:style-name="P109"><text:span text:style-name="T48"/></text:p>
      <text:p text:style-name="P109"><text:span text:style-name="T48">La sintassi di un programma descrive come viene scritto </text:span><text:span text:style-name="T55">(</text:span><text:span text:style-name="T59">grammatica</text:span><text:span text:style-name="T55">)</text:span><text:span text:style-name="T48">.</text:span></text:p>
      <text:p text:style-name="P109"><text:span text:style-name="T48">La semantica di un programma descrive il significato del programma </text:span><text:span text:style-name="T55">(linguaggio naturale)</text:span><text:span text:style-name="T48">.</text:span></text:p>
      <text:p text:style-name="P109"><text:span text:style-name="T48">Un linguaggio di programmazione e’ descritto da una sintassi formale e una semantica informale.</text:span></text:p>
      <text:p text:style-name="P111"><text:span text:style-name="T48">Esiste un conflitto tra precisione e </text:span><text:span text:style-name="T57">leggibilita</text:span><text:span text:style-name="T48">’ di un algoritmo rappresentato con un linguaggio di programmazione.</text:span></text:p>
      <text:p text:style-name="P111"><text:span text:style-name="T48"/></text:p>
      <text:p text:style-name="P111"><text:span text:style-name="T48">La </text:span><text:span text:style-name="T57">grammatica </text:span><text:span text:style-name="T48">di un linguaggio impone una struttura gerarichica (parse tree) ai programmi definiti con quel linguaggio:</text:span></text:p>
      <text:list xml:id="list2847780105" text:style-name="L39">
        <text:list-item>
          <text:p text:style-name="P116"><text:span text:style-name="T56">Le </text:span><text:span text:style-name="T60">foglie </text:span><text:span text:style-name="T56">della gerarchia sono i token o i terminali.</text:span></text:p>
        </text:list-item>
        <text:list-item>
          <text:p text:style-name="P116"><text:span text:style-name="T56">I </text:span><text:span text:style-name="T60">nodi </text:span><text:span text:style-name="T56">contengono simboli non terminali.</text:span></text:p>
          <text:list>
            <text:list-item>
              <text:p text:style-name="P116"><text:span text:style-name="T56">Ogni nodo e’ generato da un </text:span><text:span text:style-name="T60">processo di produzione</text:span><text:span text:style-name="T56">: una regola che definisce un simbolo non terminale in una sequenza di altri non terminali o terminali.</text:span></text:p>
            </text:list-item>
          </text:list>
        </text:list-item>
      </text:list>
      <text:p text:style-name="P117"><text:span text:style-name="T56"/></text:p>
      <text:p text:style-name="P126"><text:span text:style-name="T56">L</text:span><text:span text:style-name="T48">a grammatica e’ una quartupla:</text:span></text:p>
      <text:p text:style-name="P127"><text:span text:style-name="T48">G = {N, </text:span><text:span text:style-name="T48">Σ</text:span><text:span text:style-name="T48">, R, S}</text:span></text:p>
      <text:p text:style-name="P128"><text:span text:style-name="T48"/></text:p>
      <text:list xml:id="list1342679698" text:style-name="L40">
        <text:list-item>
          <text:p text:style-name="P129"><text:span text:style-name="T48">N: insieme di simboli non terminali, che non possono comparire negli enunciati di un linguaggio ma che servono per denotare elementi di un enunciato (N </text:span><text:span text:style-name="T48">∩ </text:span><text:span text:style-name="T48">Σ =</text:span><text:span text:style-name="T48"> </text:span><text:span text:style-name="T48">Ø</text:span><text:span text:style-name="T48">).</text:span></text:p>
        </text:list-item>
        <text:list-item>
          <text:p text:style-name="P129"><text:span text:style-name="T48">Σ: alfabeto del linguaggio costituito da simboli terminali.</text:span></text:p>
        </text:list-item>
        <text:list-item>
          <text:p text:style-name="P129"><text:span text:style-name="T48">R: insieme finito delle regole di produzione.</text:span></text:p>
        </text:list-item>
        <text:list-item>
          <text:p text:style-name="P129"><text:span text:style-name="T48">S: simbolo non terminale speciale (S </text:span><text:span text:style-name="T48">∈ N</text:span><text:span text:style-name="T48">) che e’ il punto di partenza di un enunciato valido.</text:span></text:p>
        </text:list-item>
      </text:list>
      <text:p text:style-name="P128"><text:span text:style-name="T48"/></text:p>
      <text:p text:style-name="P130"><text:span text:style-name="T48">Formato di Backus e Naur </text:span><text:span text:style-name="T57">BNF </text:span><text:span text:style-name="T66">(es. </text:span><text:span text:style-name="T67">&lt;cifra iniziale&gt; ::= ‘1’|’2’|’3’</text:span><text:span text:style-name="T66">)</text:span><text:span text:style-name="T48">:</text:span></text:p>
      <text:list xml:id="list601855916" text:style-name="L41">
        <text:list-item>
          <text:p text:style-name="P131"><text:span text:style-name="T48">Si tratta di un formalismo per descrivere grammatiche non contestuali.</text:span></text:p>
        </text:list-item>
        <text:list-item>
          <text:p text:style-name="P131"><text:span text:style-name="T48">La regola di derivazione → viene sostituita da ::=</text:span></text:p>
        </text:list-item>
        <text:list-item>
          <text:p text:style-name="P131"><text:span text:style-name="T48">I simboli non terminali sono rappresentati da stringhe alfanumeriche racchiuse da angolari (&lt;espressione&gt;).</text:span></text:p>
        </text:list-item>
        <text:list-item>
          <text:p text:style-name="P131"><text:span text:style-name="T48">I simboli terminali, </text:span><text:span text:style-name="T67">o token, </text:span><text:span text:style-name="T48">sono racchiusi tra virgolette ‘’ </text:span><text:span text:style-name="T67">o “”.</text:span></text:p>
        </text:list-item>
        <text:list-item>
          <text:p text:style-name="P132"><text:span text:style-name="T48">Gli elementi opzionali sono racchiusi tra parentesi tonde o quadre.</text:span></text:p>
        </text:list-item>
        <text:list-item>
          <text:p text:style-name="P132"><text:span text:style-name="T48">Gli elementi che possono essere ripetuti zero o piu’ volte sono racchiusi da parentesi graffe.</text:span></text:p>
        </text:list-item>
      </text:list>
      <text:p text:style-name="P133"><text:span text:style-name="T48"/></text:p>
      <text:p text:style-name="P134"><text:span text:style-name="T48">Il </text:span><text:span text:style-name="T57">Parse tree </text:span><text:span text:style-name="T48">e’ un albero ordinato con radice che rappresenta la struttura sintattica di una stringa realtivamente ad una struttura formale. Una grammatica per un linguaggio impone un parse tree sui programmi scritti in quel linguaggio.</text:span></text:p>
      <text:p text:style-name="P134"><text:span text:style-name="T48">Se una stringa ha piu’ parse tree allora la grammatica associata e’ ambigua (i linguaggi di programmazione non possono essere ambigui).</text:span></text:p>
      <text:p text:style-name="P134"><text:soft-page-break/><text:span text:style-name="T48">Le </text:span><text:span text:style-name="T57">carte sintattiche </text:span><text:span text:style-name="T48">sono dei diagrammi che esprimono le regole di una grammatica in una forma grafica:</text:span></text:p>
      <text:list xml:id="list907179204" text:style-name="L42">
        <text:list-item>
          <text:p text:style-name="P135"><text:span text:style-name="T48">I simboli non terminali sono rettangoli.</text:span></text:p>
        </text:list-item>
        <text:list-item>
          <text:p text:style-name="P135"><text:span text:style-name="T48">I simboli temrinali sono ovali o rettangoli arrotondati.</text:span></text:p>
        </text:list-item>
        <text:list-item>
          <text:p text:style-name="P135"><text:span text:style-name="T48">Per ricostruire una sequenza di simboli si usano le frecce.</text:span></text:p>
        </text:list-item>
        <text:list-item>
          <text:p text:style-name="P135"><text:span text:style-name="T48">Le alternative sono biforcazioni.</text:span></text:p>
        </text:list-item>
      </text:list>
      <text:p text:style-name="P134"><text:span text:style-name="T48"/></text:p>
      <text:p text:style-name="P134"><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it" fo:country="IT"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it" fo:country="IT"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0:04:57.888124484</meta:creation-date>
    <dc:date>2019-03-02T21:33:37.647625829</dc:date>
    <meta:editing-duration>PT5H28M57S</meta:editing-duration>
    <meta:editing-cycles>38</meta:editing-cycles>
    <meta:generator>LibreOffice/6.2.0.3$Linux_X86_64 LibreOffice_project/20$Build-3</meta:generator>
    <meta:document-statistic meta:table-count="0" meta:image-count="0" meta:object-count="0" meta:page-count="10" meta:paragraph-count="234" meta:word-count="2993" meta:character-count="18978" meta:non-whitespace-character-count="16359"/>
  </office:meta>
</office:document-meta>
</file>